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FA9A075786C78E4D.png" manifest:media-type="image/png"/>
  <manifest:file-entry manifest:full-path="Object 6/Pictures/100000000000000800000008FFE9C95953E9F99F.png" manifest:media-type="image/png"/>
  <manifest:file-entry manifest:full-path="Object 6/Pictures/100000000000000800000008B0FEC5F85BA53475.png" manifest:media-type="image/png"/>
  <manifest:file-entry manifest:full-path="Object 6/Pictures/100000000000000800000008FCC7735CE0F3D4D1.png" manifest:media-type="image/png"/>
  <manifest:file-entry manifest:full-path="Object 6/Pictures/100000000000000800000008ADD841A3DBC415DF.png" manifest:media-type="image/png"/>
  <manifest:file-entry manifest:full-path="Object 6/Pictures/100000000000000800000008D469A22D40EC1428.png" manifest:media-type="image/png"/>
  <manifest:file-entry manifest:full-path="Object 6/Pictures/100000000000000800000008F0CA1C221604D369.png" manifest:media-type="image/png"/>
  <manifest:file-entry manifest:full-path="Object 6/Pictures/100000000000000800000008C03529C2E2D463B9.png" manifest:media-type="image/png"/>
  <manifest:file-entry manifest:full-path="Object 6/Pictures/1000000000000008000000080401C52F7A7E6E92.png" manifest:media-type="image/png"/>
  <manifest:file-entry manifest:full-path="Object 6/Pictures/10000000000000080000000846A6E2D2615F4837.png" manifest:media-type="image/png"/>
  <manifest:file-entry manifest:full-path="Object 6/Pictures/1000000000000008000000088DC8D5ECBF6A8B93.png" manifest:media-type="image/png"/>
  <manifest:file-entry manifest:full-path="Object 6/Pictures/1000000000000008000000085893F27E1690F0DD.png" manifest:media-type="image/png"/>
  <manifest:file-entry manifest:full-path="Object 6/Pictures/1000000000000008000000083CB2370AEE6419D3.png" manifest:media-type="image/png"/>
  <manifest:file-entry manifest:full-path="Object 6/Pictures/10000000000000080000000893C84A2F4D48AD58.png" manifest:media-type="image/png"/>
  <manifest:file-entry manifest:full-path="Object 6/Pictures/1000000000000008000000082DC0B1E7337DD2BB.png" manifest:media-type="image/png"/>
  <manifest:file-entry manifest:full-path="Object 6/Pictures/100000000000000800000008BAFBAD1A18D42779.png" manifest:media-type="image/png"/>
  <manifest:file-entry manifest:full-path="Object 6/Pictures/1000000000000008000000080D0306583F8D6467.png" manifest:media-type="image/png"/>
  <manifest:file-entry manifest:full-path="Object 6/Pictures/10000000000000080000000814872DB0AADBBD09.png" manifest:media-type="image/png"/>
  <manifest:file-entry manifest:full-path="Object 6/Pictures/1000000000000008000000080944901A42762024.png" manifest:media-type="image/png"/>
  <manifest:file-entry manifest:full-path="Object 6/Pictures/100000000000000800000008FEBA2E0C3FC718DC.png" manifest:media-type="image/png"/>
  <manifest:file-entry manifest:full-path="Object 6/Pictures/100000000000000800000008352E2E390C7EAB70.png" manifest:media-type="image/png"/>
  <manifest:file-entry manifest:full-path="Object 6/Pictures/100000000000000800000008D085463572746166.png" manifest:media-type="image/png"/>
  <manifest:file-entry manifest:full-path="Object 6/Pictures/100000000000000800000008B88C96B5A7E6DB5B.png" manifest:media-type="image/png"/>
  <manifest:file-entry manifest:full-path="Object 6/Pictures/10000000000000080000000863AF7EBD794A907E.png" manifest:media-type="image/png"/>
  <manifest:file-entry manifest:full-path="Object 6/Pictures/100000000000000800000008B1F22B1B857E713A.png" manifest:media-type="image/png"/>
  <manifest:file-entry manifest:full-path="Object 6/Pictures/100000000000000800000008499ACFC1FA0D5F2B.png" manifest:media-type="image/png"/>
  <manifest:file-entry manifest:full-path="Object 6/Pictures/100000000000000800000008DDF7072BDBA5EFCF.png" manifest:media-type="image/png"/>
  <manifest:file-entry manifest:full-path="Object 6/Pictures/10000000000000080000000838BBC215E675B78E.png" manifest:media-type="image/png"/>
  <manifest:file-entry manifest:full-path="Object 6/Pictures/100000000000000800000008D4E46D25FD39BF83.png" manifest:media-type="image/png"/>
  <manifest:file-entry manifest:full-path="Object 6/Pictures/100000000000000800000008F70D036D45FFF5DF.png" manifest:media-type="image/png"/>
  <manifest:file-entry manifest:full-path="Object 6/Pictures/10000000000000080000000848CE65F29A64C695.png" manifest:media-type="image/png"/>
  <manifest:file-entry manifest:full-path="Object 6/Pictures/100000000000000800000008471D131280963498.png" manifest:media-type="image/png"/>
  <manifest:file-entry manifest:full-path="Object 6/Pictures/1000000000000008000000082AB7DF44B2B49EFE.png" manifest:media-type="image/png"/>
  <manifest:file-entry manifest:full-path="Object 6/Pictures/10000000000000080000000820B6C82F5839B043.png" manifest:media-type="image/png"/>
  <manifest:file-entry manifest:full-path="Object 6/Pictures/10000000000000080000000804BF638A536D0ACD.png" manifest:media-type="image/png"/>
  <manifest:file-entry manifest:full-path="Object 6/Pictures/100000000000000800000008CE7A1D3C1327BABD.png" manifest:media-type="image/png"/>
  <manifest:file-entry manifest:full-path="Object 6/Pictures/1000000000000008000000083311E16C2612269C.png" manifest:media-type="image/png"/>
  <manifest:file-entry manifest:full-path="Object 6/Pictures/100000000000000800000008DE715E6BC605B225.png" manifest:media-type="image/png"/>
  <manifest:file-entry manifest:full-path="Object 6/Pictures/1000000000000008000000085FA7B61ECD8498E5.png" manifest:media-type="image/png"/>
  <manifest:file-entry manifest:full-path="Object 6/Pictures/1000000000000008000000086A5AF3F6BC5B0986.png" manifest:media-type="image/png"/>
  <manifest:file-entry manifest:full-path="Object 6/Pictures/100000000000000800000008ECA1FC2F7DBB3D5E.png" manifest:media-type="image/png"/>
  <manifest:file-entry manifest:full-path="Object 6/Pictures/100000000000000800000008130CE7EAB6AB49F7.png" manifest:media-type="image/png"/>
  <manifest:file-entry manifest:full-path="Object 6/Pictures/1000000000000008000000082BD2630A236200AA.png" manifest:media-type="image/png"/>
  <manifest:file-entry manifest:full-path="Object 6/Pictures/1000000000000008000000088F4F00AFA4E0910F.png" manifest:media-type="image/png"/>
  <manifest:file-entry manifest:full-path="Object 6/Pictures/100000000000000800000008BFDA60484C6D95EA.png" manifest:media-type="image/png"/>
  <manifest:file-entry manifest:full-path="Object 6/Pictures/1000000000000008000000086B36C345212D6EEA.png" manifest:media-type="image/png"/>
  <manifest:file-entry manifest:full-path="Object 6/Pictures/10000000000000080000000891CC5B4335A1319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Pictures/100000000000000800000008D469A22D40EC1428.png" manifest:media-type="image/png"/>
  <manifest:file-entry manifest:full-path="Object 5/Pictures/100000000000000800000008B88C96B5A7E6DB5B.png" manifest:media-type="image/png"/>
  <manifest:file-entry manifest:full-path="Object 5/Pictures/100000000000000800000008FEBA2E0C3FC718DC.png" manifest:media-type="image/png"/>
  <manifest:file-entry manifest:full-path="Object 5/Pictures/100000000000000800000008471D131280963498.png" manifest:media-type="image/png"/>
  <manifest:file-entry manifest:full-path="Object 5/Pictures/100000000000000800000008B0FEC5F85BA53475.png" manifest:media-type="image/png"/>
  <manifest:file-entry manifest:full-path="Object 5/Pictures/1000000000000008000000082BD2630A236200AA.png" manifest:media-type="image/png"/>
  <manifest:file-entry manifest:full-path="Object 5/Pictures/1000000000000008000000088F4F00AFA4E0910F.png" manifest:media-type="image/png"/>
  <manifest:file-entry manifest:full-path="Object 5/Pictures/1000000000000008000000085FA7B61ECD8498E5.png" manifest:media-type="image/png"/>
  <manifest:file-entry manifest:full-path="Object 5/Pictures/1000000000000008000000086A5AF3F6BC5B0986.png" manifest:media-type="image/png"/>
  <manifest:file-entry manifest:full-path="Object 5/Pictures/1000000000000008000000080401C52F7A7E6E92.png" manifest:media-type="image/png"/>
  <manifest:file-entry manifest:full-path="Object 5/Pictures/10000000000000080000000846A6E2D2615F4837.png" manifest:media-type="image/png"/>
  <manifest:file-entry manifest:full-path="Object 5/Pictures/10000000000000080000000863AF7EBD794A907E.png" manifest:media-type="image/png"/>
  <manifest:file-entry manifest:full-path="Object 5/Pictures/100000000000000800000008B1F22B1B857E713A.png" manifest:media-type="image/png"/>
  <manifest:file-entry manifest:full-path="Object 5/Pictures/100000000000000800000008FCC7735CE0F3D4D1.png" manifest:media-type="image/png"/>
  <manifest:file-entry manifest:full-path="Object 5/Pictures/100000000000000800000008ADD841A3DBC415DF.png" manifest:media-type="image/png"/>
  <manifest:file-entry manifest:full-path="Object 5/Pictures/10000000000000080000000804BF638A536D0ACD.png" manifest:media-type="image/png"/>
  <manifest:file-entry manifest:full-path="Object 5/Pictures/1000000000000008000000080944901A42762024.png" manifest:media-type="image/png"/>
  <manifest:file-entry manifest:full-path="Object 5/Pictures/10000000000000080000000893C84A2F4D48AD58.png" manifest:media-type="image/png"/>
  <manifest:file-entry manifest:full-path="Object 5/Pictures/100000000000000800000008FA9A075786C78E4D.png" manifest:media-type="image/png"/>
  <manifest:file-entry manifest:full-path="Object 5/Pictures/100000000000000800000008D085463572746166.png" manifest:media-type="image/png"/>
  <manifest:file-entry manifest:full-path="Object 5/Pictures/100000000000000800000008352E2E390C7EAB70.png" manifest:media-type="image/png"/>
  <manifest:file-entry manifest:full-path="Object 5/Pictures/100000000000000800000008DDF7072BDBA5EFCF.png" manifest:media-type="image/png"/>
  <manifest:file-entry manifest:full-path="Object 5/Pictures/100000000000000800000008FFE9C95953E9F99F.png" manifest:media-type="image/png"/>
  <manifest:file-entry manifest:full-path="Object 5/Pictures/10000000000000080000000814872DB0AADBBD09.png" manifest:media-type="image/png"/>
  <manifest:file-entry manifest:full-path="Object 5/Pictures/1000000000000008000000080D0306583F8D6467.png" manifest:media-type="image/png"/>
  <manifest:file-entry manifest:full-path="Object 5/Pictures/1000000000000008000000088DC8D5ECBF6A8B93.png" manifest:media-type="image/png"/>
  <manifest:file-entry manifest:full-path="Object 5/Pictures/1000000000000008000000085893F27E1690F0DD.png" manifest:media-type="image/png"/>
  <manifest:file-entry manifest:full-path="Object 5/Pictures/100000000000000800000008C03529C2E2D463B9.png" manifest:media-type="image/png"/>
  <manifest:file-entry manifest:full-path="Object 5/Pictures/100000000000000800000008F0CA1C221604D369.png" manifest:media-type="image/png"/>
  <manifest:file-entry manifest:full-path="Object 5/Pictures/10000000000000080000000838BBC215E675B78E.png" manifest:media-type="image/png"/>
  <manifest:file-entry manifest:full-path="Object 5/Pictures/10000000000000080000000848CE65F29A64C695.png" manifest:media-type="image/png"/>
  <manifest:file-entry manifest:full-path="Object 5/Pictures/100000000000000800000008F70D036D45FFF5DF.png" manifest:media-type="image/png"/>
  <manifest:file-entry manifest:full-path="Object 5/Pictures/100000000000000800000008BFDA60484C6D95EA.png" manifest:media-type="image/png"/>
  <manifest:file-entry manifest:full-path="Object 5/Pictures/1000000000000008000000086B36C345212D6EEA.png" manifest:media-type="image/png"/>
  <manifest:file-entry manifest:full-path="Object 5/Pictures/1000000000000008000000083CB2370AEE6419D3.png" manifest:media-type="image/png"/>
  <manifest:file-entry manifest:full-path="Object 5/Pictures/10000000000000080000000820B6C82F5839B043.png" manifest:media-type="image/png"/>
  <manifest:file-entry manifest:full-path="Object 5/Pictures/1000000000000008000000082AB7DF44B2B49EFE.png" manifest:media-type="image/png"/>
  <manifest:file-entry manifest:full-path="Object 5/Pictures/100000000000000800000008ECA1FC2F7DBB3D5E.png" manifest:media-type="image/png"/>
  <manifest:file-entry manifest:full-path="Object 5/Pictures/100000000000000800000008130CE7EAB6AB49F7.png" manifest:media-type="image/png"/>
  <manifest:file-entry manifest:full-path="Object 5/Pictures/10000000000000080000000891CC5B4335A1319C.png" manifest:media-type="image/png"/>
  <manifest:file-entry manifest:full-path="Object 5/Pictures/1000000000000008000000083311E16C2612269C.png" manifest:media-type="image/png"/>
  <manifest:file-entry manifest:full-path="Object 5/Pictures/100000000000000800000008DE715E6BC605B225.png" manifest:media-type="image/png"/>
  <manifest:file-entry manifest:full-path="Object 5/Pictures/100000000000000800000008CE7A1D3C1327BABD.png" manifest:media-type="image/png"/>
  <manifest:file-entry manifest:full-path="Object 5/Pictures/100000000000000800000008BAFBAD1A18D42779.png" manifest:media-type="image/png"/>
  <manifest:file-entry manifest:full-path="Object 5/Pictures/1000000000000008000000082DC0B1E7337DD2BB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FA9A075786C78E4D.png" manifest:media-type="image/png"/>
  <manifest:file-entry manifest:full-path="Object 7/Pictures/100000000000000800000008FFE9C95953E9F99F.png" manifest:media-type="image/png"/>
  <manifest:file-entry manifest:full-path="Object 7/Pictures/100000000000000800000008B0FEC5F85BA53475.png" manifest:media-type="image/png"/>
  <manifest:file-entry manifest:full-path="Object 7/Pictures/100000000000000800000008FCC7735CE0F3D4D1.png" manifest:media-type="image/png"/>
  <manifest:file-entry manifest:full-path="Object 7/Pictures/100000000000000800000008ADD841A3DBC415DF.png" manifest:media-type="image/png"/>
  <manifest:file-entry manifest:full-path="Object 7/Pictures/100000000000000800000008D469A22D40EC1428.png" manifest:media-type="image/png"/>
  <manifest:file-entry manifest:full-path="Object 7/Pictures/100000000000000800000008F0CA1C221604D369.png" manifest:media-type="image/png"/>
  <manifest:file-entry manifest:full-path="Object 7/Pictures/100000000000000800000008C03529C2E2D463B9.png" manifest:media-type="image/png"/>
  <manifest:file-entry manifest:full-path="Object 7/Pictures/1000000000000008000000080401C52F7A7E6E92.png" manifest:media-type="image/png"/>
  <manifest:file-entry manifest:full-path="Object 7/Pictures/10000000000000080000000846A6E2D2615F4837.png" manifest:media-type="image/png"/>
  <manifest:file-entry manifest:full-path="Object 7/Pictures/1000000000000008000000088DC8D5ECBF6A8B93.png" manifest:media-type="image/png"/>
  <manifest:file-entry manifest:full-path="Object 7/Pictures/1000000000000008000000085893F27E1690F0DD.png" manifest:media-type="image/png"/>
  <manifest:file-entry manifest:full-path="Object 7/Pictures/1000000000000008000000083CB2370AEE6419D3.png" manifest:media-type="image/png"/>
  <manifest:file-entry manifest:full-path="Object 7/Pictures/10000000000000080000000893C84A2F4D48AD58.png" manifest:media-type="image/png"/>
  <manifest:file-entry manifest:full-path="Object 7/Pictures/1000000000000008000000082DC0B1E7337DD2BB.png" manifest:media-type="image/png"/>
  <manifest:file-entry manifest:full-path="Object 7/Pictures/100000000000000800000008BAFBAD1A18D42779.png" manifest:media-type="image/png"/>
  <manifest:file-entry manifest:full-path="Object 7/Pictures/1000000000000008000000080D0306583F8D6467.png" manifest:media-type="image/png"/>
  <manifest:file-entry manifest:full-path="Object 7/Pictures/10000000000000080000000814872DB0AADBBD09.png" manifest:media-type="image/png"/>
  <manifest:file-entry manifest:full-path="Object 7/Pictures/1000000000000008000000080944901A42762024.png" manifest:media-type="image/png"/>
  <manifest:file-entry manifest:full-path="Object 7/Pictures/100000000000000800000008FEBA2E0C3FC718DC.png" manifest:media-type="image/png"/>
  <manifest:file-entry manifest:full-path="Object 7/Pictures/100000000000000800000008352E2E390C7EAB70.png" manifest:media-type="image/png"/>
  <manifest:file-entry manifest:full-path="Object 7/Pictures/100000000000000800000008D085463572746166.png" manifest:media-type="image/png"/>
  <manifest:file-entry manifest:full-path="Object 7/Pictures/100000000000000800000008B88C96B5A7E6DB5B.png" manifest:media-type="image/png"/>
  <manifest:file-entry manifest:full-path="Object 7/Pictures/10000000000000080000000863AF7EBD794A907E.png" manifest:media-type="image/png"/>
  <manifest:file-entry manifest:full-path="Object 7/Pictures/100000000000000800000008B1F22B1B857E713A.png" manifest:media-type="image/png"/>
  <manifest:file-entry manifest:full-path="Object 7/Pictures/100000000000000800000008499ACFC1FA0D5F2B.png" manifest:media-type="image/png"/>
  <manifest:file-entry manifest:full-path="Object 7/Pictures/100000000000000800000008DDF7072BDBA5EFCF.png" manifest:media-type="image/png"/>
  <manifest:file-entry manifest:full-path="Object 7/Pictures/10000000000000080000000838BBC215E675B78E.png" manifest:media-type="image/png"/>
  <manifest:file-entry manifest:full-path="Object 7/Pictures/100000000000000800000008D4E46D25FD39BF83.png" manifest:media-type="image/png"/>
  <manifest:file-entry manifest:full-path="Object 7/Pictures/100000000000000800000008F70D036D45FFF5DF.png" manifest:media-type="image/png"/>
  <manifest:file-entry manifest:full-path="Object 7/Pictures/10000000000000080000000848CE65F29A64C695.png" manifest:media-type="image/png"/>
  <manifest:file-entry manifest:full-path="Object 7/Pictures/100000000000000800000008471D131280963498.png" manifest:media-type="image/png"/>
  <manifest:file-entry manifest:full-path="Object 7/Pictures/1000000000000008000000082AB7DF44B2B49EFE.png" manifest:media-type="image/png"/>
  <manifest:file-entry manifest:full-path="Object 7/Pictures/10000000000000080000000820B6C82F5839B043.png" manifest:media-type="image/png"/>
  <manifest:file-entry manifest:full-path="Object 7/Pictures/10000000000000080000000804BF638A536D0ACD.png" manifest:media-type="image/png"/>
  <manifest:file-entry manifest:full-path="Object 7/Pictures/100000000000000800000008CE7A1D3C1327BABD.png" manifest:media-type="image/png"/>
  <manifest:file-entry manifest:full-path="Object 7/Pictures/1000000000000008000000083311E16C2612269C.png" manifest:media-type="image/png"/>
  <manifest:file-entry manifest:full-path="Object 7/Pictures/100000000000000800000008DE715E6BC605B225.png" manifest:media-type="image/png"/>
  <manifest:file-entry manifest:full-path="Object 7/Pictures/1000000000000008000000085FA7B61ECD8498E5.png" manifest:media-type="image/png"/>
  <manifest:file-entry manifest:full-path="Object 7/Pictures/1000000000000008000000086A5AF3F6BC5B0986.png" manifest:media-type="image/png"/>
  <manifest:file-entry manifest:full-path="Object 7/Pictures/100000000000000800000008ECA1FC2F7DBB3D5E.png" manifest:media-type="image/png"/>
  <manifest:file-entry manifest:full-path="Object 7/Pictures/100000000000000800000008130CE7EAB6AB49F7.png" manifest:media-type="image/png"/>
  <manifest:file-entry manifest:full-path="Object 7/Pictures/1000000000000008000000082BD2630A236200AA.png" manifest:media-type="image/png"/>
  <manifest:file-entry manifest:full-path="Object 7/Pictures/1000000000000008000000088F4F00AFA4E0910F.png" manifest:media-type="image/png"/>
  <manifest:file-entry manifest:full-path="Object 7/Pictures/100000000000000800000008BFDA60484C6D95EA.png" manifest:media-type="image/png"/>
  <manifest:file-entry manifest:full-path="Object 7/Pictures/1000000000000008000000086B36C345212D6EEA.png" manifest:media-type="image/png"/>
  <manifest:file-entry manifest:full-path="Object 7/Pictures/10000000000000080000000891CC5B4335A1319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FA9A075786C78E4D.png" manifest:media-type="image/png"/>
  <manifest:file-entry manifest:full-path="Object 2/Pictures/100000000000000800000008FFE9C95953E9F99F.png" manifest:media-type="image/png"/>
  <manifest:file-entry manifest:full-path="Object 2/Pictures/100000000000000800000008B0FEC5F85BA53475.png" manifest:media-type="image/png"/>
  <manifest:file-entry manifest:full-path="Object 2/Pictures/100000000000000800000008FCC7735CE0F3D4D1.png" manifest:media-type="image/png"/>
  <manifest:file-entry manifest:full-path="Object 2/Pictures/100000000000000800000008ADD841A3DBC415DF.png" manifest:media-type="image/png"/>
  <manifest:file-entry manifest:full-path="Object 2/Pictures/100000000000000800000008D469A22D40EC1428.png" manifest:media-type="image/png"/>
  <manifest:file-entry manifest:full-path="Object 2/Pictures/100000000000000800000008F0CA1C221604D369.png" manifest:media-type="image/png"/>
  <manifest:file-entry manifest:full-path="Object 2/Pictures/100000000000000800000008C03529C2E2D463B9.png" manifest:media-type="image/png"/>
  <manifest:file-entry manifest:full-path="Object 2/Pictures/1000000000000008000000080401C52F7A7E6E92.png" manifest:media-type="image/png"/>
  <manifest:file-entry manifest:full-path="Object 2/Pictures/10000000000000080000000846A6E2D2615F4837.png" manifest:media-type="image/png"/>
  <manifest:file-entry manifest:full-path="Object 2/Pictures/1000000000000008000000088DC8D5ECBF6A8B93.png" manifest:media-type="image/png"/>
  <manifest:file-entry manifest:full-path="Object 2/Pictures/1000000000000008000000085893F27E1690F0DD.png" manifest:media-type="image/png"/>
  <manifest:file-entry manifest:full-path="Object 2/Pictures/1000000000000008000000083CB2370AEE6419D3.png" manifest:media-type="image/png"/>
  <manifest:file-entry manifest:full-path="Object 2/Pictures/10000000000000080000000893C84A2F4D48AD58.png" manifest:media-type="image/png"/>
  <manifest:file-entry manifest:full-path="Object 2/Pictures/1000000000000008000000082DC0B1E7337DD2BB.png" manifest:media-type="image/png"/>
  <manifest:file-entry manifest:full-path="Object 2/Pictures/100000000000000800000008BAFBAD1A18D42779.png" manifest:media-type="image/png"/>
  <manifest:file-entry manifest:full-path="Object 2/Pictures/1000000000000008000000080D0306583F8D6467.png" manifest:media-type="image/png"/>
  <manifest:file-entry manifest:full-path="Object 2/Pictures/10000000000000080000000814872DB0AADBBD09.png" manifest:media-type="image/png"/>
  <manifest:file-entry manifest:full-path="Object 2/Pictures/1000000000000008000000080944901A42762024.png" manifest:media-type="image/png"/>
  <manifest:file-entry manifest:full-path="Object 2/Pictures/100000000000000800000008FEBA2E0C3FC718DC.png" manifest:media-type="image/png"/>
  <manifest:file-entry manifest:full-path="Object 2/Pictures/100000000000000800000008352E2E390C7EAB70.png" manifest:media-type="image/png"/>
  <manifest:file-entry manifest:full-path="Object 2/Pictures/100000000000000800000008D085463572746166.png" manifest:media-type="image/png"/>
  <manifest:file-entry manifest:full-path="Object 2/Pictures/100000000000000800000008B88C96B5A7E6DB5B.png" manifest:media-type="image/png"/>
  <manifest:file-entry manifest:full-path="Object 2/Pictures/10000000000000080000000863AF7EBD794A907E.png" manifest:media-type="image/png"/>
  <manifest:file-entry manifest:full-path="Object 2/Pictures/100000000000000800000008B1F22B1B857E713A.png" manifest:media-type="image/png"/>
  <manifest:file-entry manifest:full-path="Object 2/Pictures/100000000000000800000008499ACFC1FA0D5F2B.png" manifest:media-type="image/png"/>
  <manifest:file-entry manifest:full-path="Object 2/Pictures/100000000000000800000008DDF7072BDBA5EFCF.png" manifest:media-type="image/png"/>
  <manifest:file-entry manifest:full-path="Object 2/Pictures/10000000000000080000000838BBC215E675B78E.png" manifest:media-type="image/png"/>
  <manifest:file-entry manifest:full-path="Object 2/Pictures/100000000000000800000008D4E46D25FD39BF83.png" manifest:media-type="image/png"/>
  <manifest:file-entry manifest:full-path="Object 2/Pictures/100000000000000800000008F70D036D45FFF5DF.png" manifest:media-type="image/png"/>
  <manifest:file-entry manifest:full-path="Object 2/Pictures/10000000000000080000000848CE65F29A64C695.png" manifest:media-type="image/png"/>
  <manifest:file-entry manifest:full-path="Object 2/Pictures/100000000000000800000008471D131280963498.png" manifest:media-type="image/png"/>
  <manifest:file-entry manifest:full-path="Object 2/Pictures/1000000000000008000000082AB7DF44B2B49EFE.png" manifest:media-type="image/png"/>
  <manifest:file-entry manifest:full-path="Object 2/Pictures/10000000000000080000000820B6C82F5839B043.png" manifest:media-type="image/png"/>
  <manifest:file-entry manifest:full-path="Object 2/Pictures/10000000000000080000000804BF638A536D0ACD.png" manifest:media-type="image/png"/>
  <manifest:file-entry manifest:full-path="Object 2/Pictures/100000000000000800000008CE7A1D3C1327BABD.png" manifest:media-type="image/png"/>
  <manifest:file-entry manifest:full-path="Object 2/Pictures/1000000000000008000000083311E16C2612269C.png" manifest:media-type="image/png"/>
  <manifest:file-entry manifest:full-path="Object 2/Pictures/100000000000000800000008DE715E6BC605B225.png" manifest:media-type="image/png"/>
  <manifest:file-entry manifest:full-path="Object 2/Pictures/1000000000000008000000085FA7B61ECD8498E5.png" manifest:media-type="image/png"/>
  <manifest:file-entry manifest:full-path="Object 2/Pictures/1000000000000008000000086A5AF3F6BC5B0986.png" manifest:media-type="image/png"/>
  <manifest:file-entry manifest:full-path="Object 2/Pictures/100000000000000800000008ECA1FC2F7DBB3D5E.png" manifest:media-type="image/png"/>
  <manifest:file-entry manifest:full-path="Object 2/Pictures/100000000000000800000008130CE7EAB6AB49F7.png" manifest:media-type="image/png"/>
  <manifest:file-entry manifest:full-path="Object 2/Pictures/1000000000000008000000082BD2630A236200AA.png" manifest:media-type="image/png"/>
  <manifest:file-entry manifest:full-path="Object 2/Pictures/1000000000000008000000088F4F00AFA4E0910F.png" manifest:media-type="image/png"/>
  <manifest:file-entry manifest:full-path="Object 2/Pictures/100000000000000800000008BFDA60484C6D95EA.png" manifest:media-type="image/png"/>
  <manifest:file-entry manifest:full-path="Object 2/Pictures/1000000000000008000000086B36C345212D6EEA.png" manifest:media-type="image/png"/>
  <manifest:file-entry manifest:full-path="Object 2/Pictures/10000000000000080000000891CC5B4335A1319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FA9A075786C78E4D.png" manifest:media-type="image/png"/>
  <manifest:file-entry manifest:full-path="Object 1/Pictures/100000000000000800000008FFE9C95953E9F99F.png" manifest:media-type="image/png"/>
  <manifest:file-entry manifest:full-path="Object 1/Pictures/100000000000000800000008B0FEC5F85BA53475.png" manifest:media-type="image/png"/>
  <manifest:file-entry manifest:full-path="Object 1/Pictures/100000000000000800000008FCC7735CE0F3D4D1.png" manifest:media-type="image/png"/>
  <manifest:file-entry manifest:full-path="Object 1/Pictures/100000000000000800000008ADD841A3DBC415DF.png" manifest:media-type="image/png"/>
  <manifest:file-entry manifest:full-path="Object 1/Pictures/100000000000000800000008D469A22D40EC1428.png" manifest:media-type="image/png"/>
  <manifest:file-entry manifest:full-path="Object 1/Pictures/100000000000000800000008F0CA1C221604D369.png" manifest:media-type="image/png"/>
  <manifest:file-entry manifest:full-path="Object 1/Pictures/100000000000000800000008C03529C2E2D463B9.png" manifest:media-type="image/png"/>
  <manifest:file-entry manifest:full-path="Object 1/Pictures/1000000000000008000000080401C52F7A7E6E92.png" manifest:media-type="image/png"/>
  <manifest:file-entry manifest:full-path="Object 1/Pictures/10000000000000080000000846A6E2D2615F4837.png" manifest:media-type="image/png"/>
  <manifest:file-entry manifest:full-path="Object 1/Pictures/1000000000000008000000088DC8D5ECBF6A8B93.png" manifest:media-type="image/png"/>
  <manifest:file-entry manifest:full-path="Object 1/Pictures/1000000000000008000000085893F27E1690F0DD.png" manifest:media-type="image/png"/>
  <manifest:file-entry manifest:full-path="Object 1/Pictures/1000000000000008000000083CB2370AEE6419D3.png" manifest:media-type="image/png"/>
  <manifest:file-entry manifest:full-path="Object 1/Pictures/10000000000000080000000893C84A2F4D48AD58.png" manifest:media-type="image/png"/>
  <manifest:file-entry manifest:full-path="Object 1/Pictures/1000000000000008000000082DC0B1E7337DD2BB.png" manifest:media-type="image/png"/>
  <manifest:file-entry manifest:full-path="Object 1/Pictures/100000000000000800000008BAFBAD1A18D42779.png" manifest:media-type="image/png"/>
  <manifest:file-entry manifest:full-path="Object 1/Pictures/1000000000000008000000080D0306583F8D6467.png" manifest:media-type="image/png"/>
  <manifest:file-entry manifest:full-path="Object 1/Pictures/10000000000000080000000814872DB0AADBBD09.png" manifest:media-type="image/png"/>
  <manifest:file-entry manifest:full-path="Object 1/Pictures/1000000000000008000000080944901A42762024.png" manifest:media-type="image/png"/>
  <manifest:file-entry manifest:full-path="Object 1/Pictures/100000000000000800000008FEBA2E0C3FC718DC.png" manifest:media-type="image/png"/>
  <manifest:file-entry manifest:full-path="Object 1/Pictures/100000000000000800000008352E2E390C7EAB70.png" manifest:media-type="image/png"/>
  <manifest:file-entry manifest:full-path="Object 1/Pictures/100000000000000800000008D085463572746166.png" manifest:media-type="image/png"/>
  <manifest:file-entry manifest:full-path="Object 1/Pictures/100000000000000800000008B88C96B5A7E6DB5B.png" manifest:media-type="image/png"/>
  <manifest:file-entry manifest:full-path="Object 1/Pictures/10000000000000080000000863AF7EBD794A907E.png" manifest:media-type="image/png"/>
  <manifest:file-entry manifest:full-path="Object 1/Pictures/100000000000000800000008B1F22B1B857E713A.png" manifest:media-type="image/png"/>
  <manifest:file-entry manifest:full-path="Object 1/Pictures/100000000000000800000008499ACFC1FA0D5F2B.png" manifest:media-type="image/png"/>
  <manifest:file-entry manifest:full-path="Object 1/Pictures/100000000000000800000008DDF7072BDBA5EFCF.png" manifest:media-type="image/png"/>
  <manifest:file-entry manifest:full-path="Object 1/Pictures/10000000000000080000000838BBC215E675B78E.png" manifest:media-type="image/png"/>
  <manifest:file-entry manifest:full-path="Object 1/Pictures/100000000000000800000008D4E46D25FD39BF83.png" manifest:media-type="image/png"/>
  <manifest:file-entry manifest:full-path="Object 1/Pictures/100000000000000800000008F70D036D45FFF5DF.png" manifest:media-type="image/png"/>
  <manifest:file-entry manifest:full-path="Object 1/Pictures/10000000000000080000000848CE65F29A64C695.png" manifest:media-type="image/png"/>
  <manifest:file-entry manifest:full-path="Object 1/Pictures/100000000000000800000008471D131280963498.png" manifest:media-type="image/png"/>
  <manifest:file-entry manifest:full-path="Object 1/Pictures/1000000000000008000000082AB7DF44B2B49EFE.png" manifest:media-type="image/png"/>
  <manifest:file-entry manifest:full-path="Object 1/Pictures/10000000000000080000000820B6C82F5839B043.png" manifest:media-type="image/png"/>
  <manifest:file-entry manifest:full-path="Object 1/Pictures/10000000000000080000000804BF638A536D0ACD.png" manifest:media-type="image/png"/>
  <manifest:file-entry manifest:full-path="Object 1/Pictures/100000000000000800000008CE7A1D3C1327BABD.png" manifest:media-type="image/png"/>
  <manifest:file-entry manifest:full-path="Object 1/Pictures/1000000000000008000000083311E16C2612269C.png" manifest:media-type="image/png"/>
  <manifest:file-entry manifest:full-path="Object 1/Pictures/100000000000000800000008DE715E6BC605B225.png" manifest:media-type="image/png"/>
  <manifest:file-entry manifest:full-path="Object 1/Pictures/1000000000000008000000085FA7B61ECD8498E5.png" manifest:media-type="image/png"/>
  <manifest:file-entry manifest:full-path="Object 1/Pictures/1000000000000008000000086A5AF3F6BC5B0986.png" manifest:media-type="image/png"/>
  <manifest:file-entry manifest:full-path="Object 1/Pictures/100000000000000800000008ECA1FC2F7DBB3D5E.png" manifest:media-type="image/png"/>
  <manifest:file-entry manifest:full-path="Object 1/Pictures/100000000000000800000008130CE7EAB6AB49F7.png" manifest:media-type="image/png"/>
  <manifest:file-entry manifest:full-path="Object 1/Pictures/1000000000000008000000082BD2630A236200AA.png" manifest:media-type="image/png"/>
  <manifest:file-entry manifest:full-path="Object 1/Pictures/1000000000000008000000088F4F00AFA4E0910F.png" manifest:media-type="image/png"/>
  <manifest:file-entry manifest:full-path="Object 1/Pictures/100000000000000800000008BFDA60484C6D95EA.png" manifest:media-type="image/png"/>
  <manifest:file-entry manifest:full-path="Object 1/Pictures/1000000000000008000000086B36C345212D6EEA.png" manifest:media-type="image/png"/>
  <manifest:file-entry manifest:full-path="Object 1/Pictures/10000000000000080000000891CC5B4335A1319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2.214cm"/>
    </style:style>
    <style:style style:name="co28" style:family="table-column">
      <style:table-column-properties fo:break-before="auto" style:column-width="2.649cm"/>
    </style:style>
    <style:style style:name="co29" style:family="table-column">
      <style:table-column-properties fo:break-before="auto" style:column-width="3.521cm"/>
    </style:style>
    <style:style style:name="co30" style:family="table-column">
      <style:table-column-properties fo:break-before="auto" style:column-width="6.299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1.369cm"/>
    </style:style>
    <style:style style:name="co33" style:family="table-column">
      <style:table-column-properties fo:break-before="auto" style:column-width="1.178cm"/>
    </style:style>
    <style:style style:name="co34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1"/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121"/>
    <style:style style:name="ce29" style:family="table-cell" style:parent-style-name="Default" style:data-style-name="N10011"/>
    <style:style style:name="ce12" style:family="table-cell" style:parent-style-name="Default" style:data-style-name="N100"/>
    <style:style style:name="ce1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1"/>
    <style:style style:name="ce25" style:family="table-cell" style:parent-style-name="Default" style:data-style-name="N100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278890198314754" calcext:value-type="float">
            <text:p>0,278890198314754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41981732901715" calcext:value-type="float">
            <text:p>0,641981732901715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835920154016" calcext:value-type="float">
            <text:p>0,75835920154016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97274376580253" calcext:value-type="float">
            <text:p>0,69727437658025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29100695211091" calcext:value-type="float">
            <text:p>0,429100695211091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19047237214873" calcext:value-type="float">
            <text:p>0,319047237214873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6224064052082" calcext:value-type="float">
            <text:p>0,776224064052082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906084126117895" calcext:value-type="float">
            <text:p>0,90608412611789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94170660084155" calcext:value-type="float">
            <text:p>0,794170660084155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73972623173307" calcext:value-type="float">
            <text:p>0,473972623173307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12684329443468" calcext:value-type="float">
            <text:p>0,312684329443468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39880621298554" calcext:value-type="float">
            <text:p>0,739880621298554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4439563225214" calcext:value-type="float">
            <text:p>0,84439563225214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1920856663885" calcext:value-type="float">
            <text:p>0,781920856663885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8631720469817" calcext:value-type="float">
            <text:p>0,468631720469817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317166138986681" calcext:value-type="float">
            <text:p>0,317166138986681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4414954953065" calcext:value-type="float">
            <text:p>0,764414954953065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38794772092195" calcext:value-type="float">
            <text:p>0,838794772092195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5214283203602" calcext:value-type="float">
            <text:p>0,785214283203602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8358868427103" calcext:value-type="float">
            <text:p>0,468358868427103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54288314584136" calcext:value-type="float">
            <text:p>0,654288314584136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3083890382025" calcext:value-type="float">
            <text:p>0,793083890382025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87313109798966" calcext:value-type="float">
            <text:p>0,787313109798966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40577986416113" calcext:value-type="float">
            <text:p>0,740577986416113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53630182787275" calcext:value-type="float">
            <text:p>0,553630182787275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7566964766113" calcext:value-type="float">
            <text:p>0,797566964766113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65506900311224" calcext:value-type="float">
            <text:p>0,865506900311224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49858584174774" calcext:value-type="float">
            <text:p>0,849858584174774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7646836452229" calcext:value-type="float">
            <text:p>0,827646836452229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630462674761" calcext:value-type="float">
            <text:p>0,6630462674761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01961696256604" calcext:value-type="float">
            <text:p>0,701961696256604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03121253190242" calcext:value-type="float">
            <text:p>0,803121253190242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74587905079266" calcext:value-type="float">
            <text:p>0,874587905079266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03158381827499" calcext:value-type="float">
            <text:p>0,803158381827499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14789891343101" calcext:value-type="float">
            <text:p>0,614789891343101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91990916504036" calcext:value-type="float">
            <text:p>0,791990916504036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15362316222221" calcext:value-type="float">
            <text:p>0,815362316222221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73171976198441" calcext:value-type="float">
            <text:p>0,873171976198441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89374584476508" calcext:value-type="float">
            <text:p>0,789374584476508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63073091650973" calcext:value-type="float">
            <text:p>0,66307309165097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18057213238963" calcext:value-type="float">
            <text:p>0,518057213238963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1753229195573" calcext:value-type="float">
            <text:p>0,61753229195573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52851192756422" calcext:value-type="float">
            <text:p>0,652851192756422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06738747088687" calcext:value-type="float">
            <text:p>0,506738747088687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8257882957404" calcext:value-type="float">
            <text:p>0,48257882957404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67824559719647" calcext:value-type="float">
            <text:p>0,567824559719647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5271557276444" calcext:value-type="float">
            <text:p>0,685271557276444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2867719570965" calcext:value-type="float">
            <text:p>0,702867719570965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60860041845991" calcext:value-type="float">
            <text:p>0,560860041845991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56499281702677" calcext:value-type="float">
            <text:p>0,556499281702677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03879344238365" calcext:value-type="float">
            <text:p>0,503879344238365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595008333796917" calcext:value-type="float">
            <text:p>0,595008333796917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3020300520874" calcext:value-type="float">
            <text:p>0,703020300520874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27484667770331" calcext:value-type="float">
            <text:p>0,527484667770331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57491574545551" calcext:value-type="float">
            <text:p>0,457491574545551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68797216762621" calcext:value-type="float">
            <text:p>0,568797216762621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2652834496453" calcext:value-type="float">
            <text:p>0,682652834496453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3481792331079" calcext:value-type="float">
            <text:p>0,713481792331079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61204734414997" calcext:value-type="float">
            <text:p>0,561204734414997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86406180003634" calcext:value-type="float">
            <text:p>0,586406180003634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15323531458459" calcext:value-type="float">
            <text:p>0,615323531458459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11262954423315" calcext:value-type="float">
            <text:p>0,711262954423315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29435253033621" calcext:value-type="float">
            <text:p>0,729435253033621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37135509552052" calcext:value-type="float">
            <text:p>0,637135509552052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5803278051888" calcext:value-type="float">
            <text:p>0,465803278051888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056189771111" calcext:value-type="float">
            <text:p>0,68056189771111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89579239507233" calcext:value-type="float">
            <text:p>0,789579239507233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89651216692934" calcext:value-type="float">
            <text:p>0,789651216692934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18054245162466" calcext:value-type="float">
            <text:p>0,718054245162466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Ridge_T_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5815424263298" calcext:value-type="float">
            <text:p>0,525815424263298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76993761171721" calcext:value-type="float">
            <text:p>0,576993761171721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88862772089341" calcext:value-type="float">
            <text:p>0,688862772089341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5777495955858" calcext:value-type="float">
            <text:p>0,775777495955858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37273614395385" calcext:value-type="float">
            <text:p>0,637273614395385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67254199434066" calcext:value-type="float">
            <text:p>0,367254199434066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7172185087927" calcext:value-type="float">
            <text:p>0,687172185087927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91769623846452" calcext:value-type="float">
            <text:p>0,791769623846452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98899500187992" calcext:value-type="float">
            <text:p>0,798899500187992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23444737723211" calcext:value-type="float">
            <text:p>0,723444737723211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teastore_model_DT_T-PR_1_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4472221051085" calcext:value-type="float">
            <text:p>0,524472221051085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1"/>
        <table:table-column table:style-name="co2" table:default-cell-style-name="ce1"/>
        <table:table-column table:style-name="co28" table:default-cell-style-name="ce1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ntensity</text:p>
          </table:table-cell>
          <table:table-cell table:style-name="ce12" office:value-type="string" calcext:value-type="string">
            <text:p>Model</text:p>
          </table:table-cell>
          <table:table-cell table:style-name="ce1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278890198314754" calcext:value-type="float">
            <text:p>0,278890198314754</text:p>
          </table:table-cell>
          <table:table-cell table:style-name="ce1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278890198314754" calcext:value-type="float">
            <text:p>0,2789</text:p>
          </table:table-cell>
          <table:table-cell table:formula="of:=MAX([.E2:.E6])" office:value-type="float" office:value="0.75835920154016" calcext:value-type="float">
            <text:p>0,7584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641981732901715" calcext:value-type="float">
            <text:p>0,64198173290171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53630182787275" calcext:value-type="float">
            <text:p>0,5536</text:p>
          </table:table-cell>
          <table:table-cell table:formula="of:=MAX([.E22:.E26])" office:value-type="float" office:value="0.793083890382025" calcext:value-type="float">
            <text:p>0,7931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75835920154016" calcext:value-type="float">
            <text:p>0,7583592015401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8257882957404" calcext:value-type="float">
            <text:p>0,4826</text:p>
          </table:table-cell>
          <table:table-cell table:formula="of:=MAX([.E42:.E46])" office:value-type="float" office:value="0.652851192756422" calcext:value-type="float">
            <text:p>0,6529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697274376580253" calcext:value-type="float">
            <text:p>0,69727437658025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465803278051888" calcext:value-type="float">
            <text:p>0,4658</text:p>
          </table:table-cell>
          <table:table-cell table:formula="of:=MAX([.E62:.E66])" office:value-type="float" office:value="0.729435253033621" calcext:value-type="float">
            <text:p>0,7294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429100695211091" calcext:value-type="float">
            <text:p>0,4291006952110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319047237214873" calcext:value-type="float">
            <text:p>0,319047237214873</text:p>
          </table:table-cell>
          <table:table-cell table:style-name="ce1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319047237214873" calcext:value-type="float">
            <text:p>0,3190</text:p>
          </table:table-cell>
          <table:table-cell table:formula="of:=MAX([.E7:.E11])" office:value-type="float" office:value="0.906084126117895" calcext:value-type="float">
            <text:p>0,9061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776224064052082" calcext:value-type="float">
            <text:p>0,776224064052082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630462674761" calcext:value-type="float">
            <text:p>0,6630</text:p>
          </table:table-cell>
          <table:table-cell table:formula="of:=MAX([.E27:.E31])" office:value-type="float" office:value="0.865506900311224" calcext:value-type="float">
            <text:p>0,8655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906084126117895" calcext:value-type="float">
            <text:p>0,90608412611789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556499281702677" calcext:value-type="float">
            <text:p>0,5565</text:p>
          </table:table-cell>
          <table:table-cell table:formula="of:=MAX([.E47:.E51])" office:value-type="float" office:value="0.702867719570965" calcext:value-type="float">
            <text:p>0,7029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794170660084155" calcext:value-type="float">
            <text:p>0,794170660084155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525815424263298" calcext:value-type="float">
            <text:p>0,5258</text:p>
          </table:table-cell>
          <table:table-cell table:formula="of:=MAX([.E67:.E71])" office:value-type="float" office:value="0.789651216692934" calcext:value-type="float">
            <text:p>0,7897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473972623173307" calcext:value-type="float">
            <text:p>0,473972623173307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312684329443468" calcext:value-type="float">
            <text:p>0,312684329443468</text:p>
          </table:table-cell>
          <table:table-cell table:style-name="ce1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312684329443468" calcext:value-type="float">
            <text:p>0,3127</text:p>
          </table:table-cell>
          <table:table-cell table:formula="of:=MAX([.E12:.E16])" office:value-type="float" office:value="0.84439563225214" calcext:value-type="float">
            <text:p>0,8444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739880621298554" calcext:value-type="float">
            <text:p>0,739880621298554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614789891343101" calcext:value-type="float">
            <text:p>0,6148</text:p>
          </table:table-cell>
          <table:table-cell table:formula="of:=MAX([.E32:.E36])" office:value-type="float" office:value="0.874587905079266" calcext:value-type="float">
            <text:p>0,874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84439563225214" calcext:value-type="float">
            <text:p>0,84439563225214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457491574545551" calcext:value-type="float">
            <text:p>0,4575</text:p>
          </table:table-cell>
          <table:table-cell table:formula="of:=MAX([.E52:.E56])" office:value-type="float" office:value="0.703020300520874" calcext:value-type="float">
            <text:p>0,7030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781920856663885" calcext:value-type="float">
            <text:p>0,781920856663885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367254199434066" calcext:value-type="float">
            <text:p>0,3673</text:p>
          </table:table-cell>
          <table:table-cell table:formula="of:=MAX([.E72:.E76])" office:value-type="float" office:value="0.775777495955858" calcext:value-type="float">
            <text:p>0,7758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468631720469817" calcext:value-type="float">
            <text:p>0,468631720469817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317166138986681" calcext:value-type="float">
            <text:p>0,317166138986681</text:p>
          </table:table-cell>
          <table:table-cell table:style-name="ce1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317166138986681" calcext:value-type="float">
            <text:p>0,3172</text:p>
          </table:table-cell>
          <table:table-cell table:formula="of:=MAX([.E17:.E21])" office:value-type="float" office:value="0.838794772092195" calcext:value-type="float">
            <text:p>0,8388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64414954953065" calcext:value-type="float">
            <text:p>0,764414954953065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663073091650973" calcext:value-type="float">
            <text:p>0,6631</text:p>
          </table:table-cell>
          <table:table-cell table:formula="of:=MAX([.E37:.E41])" office:value-type="float" office:value="0.873171976198441" calcext:value-type="float">
            <text:p>0,8732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838794772092195" calcext:value-type="float">
            <text:p>0,83879477209219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561204734414997" calcext:value-type="float">
            <text:p>0,5612</text:p>
          </table:table-cell>
          <table:table-cell table:formula="of:=MAX([.E57:.E61])" office:value-type="float" office:value="0.713481792331079" calcext:value-type="float">
            <text:p>0,7135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785214283203602" calcext:value-type="float">
            <text:p>0,785214283203602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524472221051085" calcext:value-type="float">
            <text:p>0,5245</text:p>
          </table:table-cell>
          <table:table-cell table:formula="of:=MAX([.E77:.E81])" office:value-type="float" office:value="0.798899500187992" calcext:value-type="float">
            <text:p>0,7989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468358868427103" calcext:value-type="float">
            <text:p>0,468358868427103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54288314584136" calcext:value-type="float">
            <text:p>0,654288314584136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93083890382025" calcext:value-type="float">
            <text:p>0,793083890382025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787313109798966" calcext:value-type="float">
            <text:p>0,7873131097989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740577986416113" calcext:value-type="float">
            <text:p>0,740577986416113</text:p>
          </table:table-cell>
          <table:table-cell table:style-name="ce1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53630182787275" calcext:value-type="float">
            <text:p>0,553630182787275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97566964766113" calcext:value-type="float">
            <text:p>0,797566964766113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865506900311224" calcext:value-type="float">
            <text:p>0,865506900311224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849858584174774" calcext:value-type="float">
            <text:p>0,849858584174774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827646836452229" calcext:value-type="float">
            <text:p>0,8276468364522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630462674761" calcext:value-type="float">
            <text:p>0,66304626747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701961696256604" calcext:value-type="float">
            <text:p>0,7019616962566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803121253190242" calcext:value-type="float">
            <text:p>0,80312125319024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874587905079266" calcext:value-type="float">
            <text:p>0,8745879050792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803158381827499" calcext:value-type="float">
            <text:p>0,80315838182749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614789891343101" calcext:value-type="float">
            <text:p>0,6147898913431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91990916504036" calcext:value-type="float">
            <text:p>0,79199091650403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815362316222221" calcext:value-type="float">
            <text:p>0,8153623162222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873171976198441" calcext:value-type="float">
            <text:p>0,8731719761984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789374584476508" calcext:value-type="float">
            <text:p>0,7893745844765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663073091650973" calcext:value-type="float">
            <text:p>0,66307309165097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518057213238963" calcext:value-type="float">
            <text:p>0,5180572132389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61753229195573" calcext:value-type="float">
            <text:p>0,6175322919557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652851192756422" calcext:value-type="float">
            <text:p>0,65285119275642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506738747088687" calcext:value-type="float">
            <text:p>0,5067387470886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8257882957404" calcext:value-type="float">
            <text:p>0,4825788295740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567824559719647" calcext:value-type="float">
            <text:p>0,5678245597196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685271557276444" calcext:value-type="float">
            <text:p>0,6852715572764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702867719570965" calcext:value-type="float">
            <text:p>0,7028677195709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560860041845991" calcext:value-type="float">
            <text:p>0,560860041845991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556499281702677" calcext:value-type="float">
            <text:p>0,556499281702677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503879344238365" calcext:value-type="float">
            <text:p>0,503879344238365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595008333796917" calcext:value-type="float">
            <text:p>0,595008333796917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703020300520874" calcext:value-type="float">
            <text:p>0,7030203005208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527484667770331" calcext:value-type="float">
            <text:p>0,527484667770331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457491574545551" calcext:value-type="float">
            <text:p>0,457491574545551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568797216762621" calcext:value-type="float">
            <text:p>0,568797216762621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682652834496453" calcext:value-type="float">
            <text:p>0,682652834496453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13481792331079" calcext:value-type="float">
            <text:p>0,7134817923310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561204734414997" calcext:value-type="float">
            <text:p>0,56120473441499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586406180003634" calcext:value-type="float">
            <text:p>0,5864061800036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615323531458459" calcext:value-type="float">
            <text:p>0,6153235314584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711262954423315" calcext:value-type="float">
            <text:p>0,7112629544233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729435253033621" calcext:value-type="float">
            <text:p>0,7294352530336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637135509552052" calcext:value-type="float">
            <text:p>0,6371355095520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465803278051888" calcext:value-type="float">
            <text:p>0,4658032780518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68056189771111" calcext:value-type="float">
            <text:p>0,6805618977111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89579239507233" calcext:value-type="float">
            <text:p>0,78957923950723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89651216692934" calcext:value-type="float">
            <text:p>0,7896512166929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718054245162466" calcext:value-type="float">
            <text:p>0,71805424516246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teastore_model_Ridge_T_PR_1_3" calcext:value-type="string">
            <text:p>teastore_model_Ridge_T_PR_1_3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525815424263298" calcext:value-type="float">
            <text:p>0,525815424263298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576993761171721" calcext:value-type="float">
            <text:p>0,5769937611717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88862772089341" calcext:value-type="float">
            <text:p>0,6888627720893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775777495955858" calcext:value-type="float">
            <text:p>0,77577749595585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637273614395385" calcext:value-type="float">
            <text:p>0,637273614395385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367254199434066" calcext:value-type="float">
            <text:p>0,367254199434066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687172185087927" calcext:value-type="float">
            <text:p>0,687172185087927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791769623846452" calcext:value-type="float">
            <text:p>0,791769623846452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98899500187992" calcext:value-type="float">
            <text:p>0,798899500187992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723444737723211" calcext:value-type="float">
            <text:p>0,72344473772321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teastore_model_DT_T-PR_1_3" calcext:value-type="string">
            <text:p>teastore_model_DT_T-PR_1_3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524472221051085" calcext:value-type="float">
            <text:p>0,5244722210510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3" table:default-cell-style-name="Default"/>
        <table:table-column table:style-name="co34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Default"/>
        <table:table-column table:style-name="co2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7]/[$similarity_scores.H17]-1" office:value-type="percentage" office:value="0.00593095541094546" calcext:value-type="percentage">
            <text:p>0,59 %</text:p>
          </table:table-cell>
          <table:table-cell table:style-name="ce18" table:formula="of:=[$similarity_scores.I7]/[$similarity_scores.I17]-1" office:value-type="percentage" office:value="0.0802214752219548" calcext:value-type="percentage">
            <text:p>8,02 %</text:p>
          </table:table-cell>
          <table:table-cell table:number-columns-repeated="2"/>
          <table:table-cell table:style-name="ce18"/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8]/[$similarity_scores.H18]-1" office:value-type="percentage" office:value="-0.0000404543257909173" calcext:value-type="percentage">
            <text:p>0,00 %</text:p>
          </table:table-cell>
          <table:table-cell table:style-name="ce18" table:formula="of:=[$similarity_scores.I8]/[$similarity_scores.I18]-1" office:value-type="percentage" office:value="-0.00877842635375059" calcext:value-type="percentage">
            <text:p>-0,88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9]/[$similarity_scores.H19]-1" office:value-type="percentage" office:value="-0.00838455633704715" calcext:value-type="percentage">
            <text:p>-0,84 %</text:p>
          </table:table-cell>
          <table:table-cell table:style-name="ce18" table:formula="of:=[$similarity_scores.I9]/[$similarity_scores.I19]-1" office:value-type="percentage" office:value="-0.0148764451653852" calcext:value-type="percentage">
            <text:p>-1,49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[$similarity_scores.H10]/[$similarity_scores.H20]-1" office:value-type="percentage" office:value="0.00256105692217834" calcext:value-type="percentage">
            <text:p>0,26 %</text:p>
          </table:table-cell>
          <table:table-cell table:style-name="ce18" table:formula="of:=[$similarity_scores.I10]/[$similarity_scores.I20]-1" office:value-type="percentage" office:value="-0.0115762789848813" calcext:value-type="percentage">
            <text:p>-1,16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])" office:value-type="percentage" office:value="0.12586549644081" calcext:value-type="percentage">
            <text:p>12,59 %</text:p>
          </table:table-cell>
          <table:table-cell table:style-name="ce18" table:formula="of:=1/[$similarity_scores.I7]*([$similarity_scores.I7]-[$similarity_scores.I2])" office:value-type="percentage" office:value="0.163036654455762" calcext:value-type="percentage">
            <text:p>16,30 %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8]*([$similarity_scores.H8]-[$similarity_scores.H3])" office:value-type="percentage" office:value="0.165020285998018" calcext:value-type="percentage">
            <text:p>16,50 %</text:p>
          </table:table-cell>
          <table:table-cell table:style-name="ce18" table:formula="of:=1/[$similarity_scores.I8]*([$similarity_scores.I8]-[$similarity_scores.I3])" office:value-type="percentage" office:value="0.0836769873274922" calcext:value-type="percentage">
            <text:p>8,37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4])" office:value-type="percentage" office:value="0.132831172580257" calcext:value-type="percentage">
            <text:p>13,28 %</text:p>
          </table:table-cell>
          <table:table-cell table:style-name="ce18" table:formula="of:=1/[$similarity_scores.I9]*([$similarity_scores.I9]-[$similarity_scores.I4])" office:value-type="percentage" office:value="0.071160654305015" calcext:value-type="percentage">
            <text:p>7,12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5])" office:value-type="percentage" office:value="0.114131582000454" calcext:value-type="percentage">
            <text:p>11,41 %</text:p>
          </table:table-cell>
          <table:table-cell table:style-name="ce18" table:formula="of:=1/[$similarity_scores.I10]*([$similarity_scores.I10]-[$similarity_scores.I5])" office:value-type="percentage" office:value="0.0762564058490255" calcext:value-type="percentage">
            <text:p>7,63 %</text:p>
          </table:table-cell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7]*([$similarity_scores.H7]-[$similarity_scores.H25])" office:value-type="percentage" office:value="1" calcext:value-type="percentage">
            <text:p>100,00 %</text:p>
          </table:table-cell>
          <table:table-cell table:style-name="ce18" table:formula="of:=1/[$similarity_scores.I7]*([$similarity_scores.I7]-[$similarity_scores.I25])" office:value-type="percentage" office:value="1" calcext:value-type="percentage">
            <text:p>100,00 %</text:p>
          </table:table-cell>
          <table:table-cell/>
          <table:table-cell table:style-name="ce18" table:formula="of:=[$similarity_scores.H7]/[$similarity_scores.H25]-1" office:value-type="string" office:string-value="" calcext:value-type="error">
            <text:p>#DIV/0!</text:p>
          </table:table-cell>
          <table:table-cell table:style-name="ce18" table:formula="of:=[$similarity_scores.I7]/[$similarity_scores.I25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8]*([$similarity_scores.H8]-[$similarity_scores.H26])" office:value-type="percentage" office:value="1" calcext:value-type="percentage">
            <text:p>100,00 %</text:p>
          </table:table-cell>
          <table:table-cell table:style-name="ce18" table:formula="of:=1/[$similarity_scores.I8]*([$similarity_scores.I8]-[$similarity_scores.I26])" office:value-type="percentage" office:value="1" calcext:value-type="percentage">
            <text:p>100,00 %</text:p>
          </table:table-cell>
          <table:table-cell/>
          <table:table-cell table:style-name="ce18" table:formula="of:=[$similarity_scores.H8]/[$similarity_scores.H26]-1" office:value-type="string" office:string-value="" calcext:value-type="error">
            <text:p>#DIV/0!</text:p>
          </table:table-cell>
          <table:table-cell table:style-name="ce18" table:formula="of:=[$similarity_scores.I8]/[$similarity_scores.I26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9]*([$similarity_scores.H9]-[$similarity_scores.H27])" office:value-type="percentage" office:value="1" calcext:value-type="percentage">
            <text:p>100,00 %</text:p>
          </table:table-cell>
          <table:table-cell table:style-name="ce18" table:formula="of:=1/[$similarity_scores.I9]*([$similarity_scores.I9]-[$similarity_scores.I27])" office:value-type="percentage" office:value="1" calcext:value-type="percentage">
            <text:p>100,00 %</text:p>
          </table:table-cell>
          <table:table-cell/>
          <table:table-cell table:style-name="ce18" table:formula="of:=[$similarity_scores.H9]/[$similarity_scores.H27]-1" office:value-type="string" office:string-value="" calcext:value-type="error">
            <text:p>#DIV/0!</text:p>
          </table:table-cell>
          <table:table-cell table:style-name="ce18" table:formula="of:=[$similarity_scores.I9]/[$similarity_scores.I27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formula="of:=1/[$similarity_scores.H10]*([$similarity_scores.H10]-[$similarity_scores.H28])" office:value-type="percentage" office:value="1" calcext:value-type="percentage">
            <text:p>100,00 %</text:p>
          </table:table-cell>
          <table:table-cell table:style-name="ce18" table:formula="of:=1/[$similarity_scores.I10]*([$similarity_scores.I10]-[$similarity_scores.I28])" office:value-type="percentage" office:value="1" calcext:value-type="percentage">
            <text:p>100,00 %</text:p>
          </table:table-cell>
          <table:table-cell/>
          <table:table-cell table:style-name="ce18" table:formula="of:=[$similarity_scores.H10]/[$similarity_scores.H28]-1" office:value-type="string" office:string-value="" calcext:value-type="error">
            <text:p>#DIV/0!</text:p>
          </table:table-cell>
          <table:table-cell table:style-name="ce18" table:formula="of:=[$similarity_scores.I10]/[$similarity_scores.I28]-1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55])" office:value-type="percentage" office:value="1" calcext:value-type="percentage">
            <text:p>100,00 %</text:p>
          </table:table-cell>
          <table:table-cell table:style-name="ce18" table:formula="of:=1/[$similarity_scores.I17]*([$similarity_scores.I17]-[$similarity_scores.I55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18]*([$similarity_scores.H18]-[$similarity_scores.H56])" office:value-type="percentage" office:value="1" calcext:value-type="percentage">
            <text:p>100,00 %</text:p>
          </table:table-cell>
          <table:table-cell table:style-name="ce18" table:formula="of:=1/[$similarity_scores.I18]*([$similarity_scores.I18]-[$similarity_scores.I56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57])" office:value-type="percentage" office:value="1" calcext:value-type="percentage">
            <text:p>100,00 %</text:p>
          </table:table-cell>
          <table:table-cell table:style-name="ce18" table:formula="of:=1/[$similarity_scores.I19]*([$similarity_scores.I19]-[$similarity_scores.I57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58])" office:value-type="percentage" office:value="1" calcext:value-type="percentage">
            <text:p>100,00 %</text:p>
          </table:table-cell>
          <table:table-cell table:style-name="ce18" table:formula="of:=1/[$similarity_scores.I20]*([$similarity_scores.I20]-[$similarity_scores.I58])" office:value-type="percentage" office:value="1" calcext:value-type="percentage">
            <text:p>100,00 %</text:p>
          </table:table-cell>
          <table:table-cell table:number-columns-repeated="13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</text:p>
            <text:p>(corr_max=0)</text:p>
          </table:table-cell>
          <table:table-cell office:value-type="string" calcext:value-type="string">
            <text:p>Similarity </text:p>
            <text:p>(corr_max=1)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office:value-type="float" office:value="0.788103103556048" calcext:value-type="float">
            <text:p>0.7881</text:p>
          </table:table-cell>
          <table:table-cell office:value-type="float" office:value="0.772547693250289" calcext:value-type="float">
            <text:p>0.7725</text:p>
          </table:table-cell>
          <table:table-cell table:style-name="ce25" table:formula="of:=[.D36]/[.E36]-1" office:value-type="percentage" office:value="0.0201352103458023" calcext:value-type="percentage">
            <text:p>2.01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681725931105173" calcext:value-type="float">
            <text:p>0.6817</text:p>
          </table:table-cell>
          <table:table-cell table:style-name="ce24" office:value-type="float" office:value="0.684663428899969" calcext:value-type="float">
            <text:p>0.6847</text:p>
          </table:table-cell>
          <table:table-cell table:style-name="ce25" table:formula="of:=[.J36]/[.K36]-1" office:value-type="percentage" office:value="-0.00429042602657426" calcext:value-type="percentage">
            <text:p>-0.43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table:formula="of:=[.D36]" office:value-type="float" office:value="0.788103103556048" calcext:value-type="float">
            <text:p>0.7881</text:p>
          </table:table-cell>
          <table:table-cell table:style-name="ce24" table:formula="of:=[.J36]" office:value-type="float" office:value="0.681725931105173" calcext:value-type="float">
            <text:p>0.6817</text:p>
          </table:table-cell>
          <table:table-cell table:style-name="ce25" table:formula="of:=[.P36]/[.Q36]-1" office:value-type="percentage" office:value="0.156040965433752" calcext:value-type="percentage">
            <text:p>15.6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867701267449377" calcext:value-type="float">
            <text:p>0.8677</text:p>
          </table:table-cell>
          <table:table-cell office:value-type="float" office:value="0.719888185901611" calcext:value-type="float">
            <text:p>0.7199</text:p>
          </table:table-cell>
          <table:table-cell table:style-name="ce25" table:formula="of:=[.D37]/[.E37]-1" office:value-type="percentage" office:value="0.20532783346436" calcext:value-type="percentage">
            <text:p>20.5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833551588485869" calcext:value-type="float">
            <text:p>0.8336</text:p>
          </table:table-cell>
          <table:table-cell table:style-name="ce24" office:value-type="float" office:value="0.770327464195099" calcext:value-type="float">
            <text:p>0.7703</text:p>
          </table:table-cell>
          <table:table-cell table:style-name="ce25" table:formula="of:=[.J37]/[.K37]-1" office:value-type="percentage" office:value="0.0820743478967503" calcext:value-type="percentage">
            <text:p>8.2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37]" office:value-type="float" office:value="0.867701267449377" calcext:value-type="float">
            <text:p>0.8677</text:p>
          </table:table-cell>
          <table:table-cell table:style-name="ce24" table:formula="of:=[.J37]" office:value-type="float" office:value="0.833551588485869" calcext:value-type="float">
            <text:p>0.8336</text:p>
          </table:table-cell>
          <table:table-cell table:style-name="ce25" table:formula="of:=[.P37]/[.Q37]-1" office:value-type="percentage" office:value="0.0409688847519807" calcext:value-type="percentage">
            <text:p>4.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883381054872685" calcext:value-type="float">
            <text:p>0.8834</text:p>
          </table:table-cell>
          <table:table-cell office:value-type="float" office:value="0.730231885490716" calcext:value-type="float">
            <text:p>0.7302</text:p>
          </table:table-cell>
          <table:table-cell table:style-name="ce25" table:formula="of:=[.D38]/[.E38]-1" office:value-type="percentage" office:value="0.209726762724217" calcext:value-type="percentage">
            <text:p>20.9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854490740460339" calcext:value-type="float">
            <text:p>0.8545</text:p>
          </table:table-cell>
          <table:table-cell table:style-name="ce24" office:value-type="float" office:value="0.761560189887549" calcext:value-type="float">
            <text:p>0.7616</text:p>
          </table:table-cell>
          <table:table-cell table:style-name="ce25" table:formula="of:=[.J38]/[.K38]-1" office:value-type="percentage" office:value="0.122026534221165" calcext:value-type="percentage">
            <text:p>12.2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38]" office:value-type="float" office:value="0.883381054872685" calcext:value-type="float">
            <text:p>0.8834</text:p>
          </table:table-cell>
          <table:table-cell table:style-name="ce24" table:formula="of:=[.J38]" office:value-type="float" office:value="0.854490740460339" calcext:value-type="float">
            <text:p>0.8545</text:p>
          </table:table-cell>
          <table:table-cell table:style-name="ce25" table:formula="of:=[.P38]/[.Q38]-1" office:value-type="percentage" office:value="0.0338099794934956" calcext:value-type="percentage">
            <text:p>3.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859763506500566" calcext:value-type="float">
            <text:p>0.8598</text:p>
          </table:table-cell>
          <table:table-cell office:value-type="float" office:value="0.846895655920196" calcext:value-type="float">
            <text:p>0.8469</text:p>
          </table:table-cell>
          <table:table-cell table:style-name="ce25" table:formula="of:=[.D39]/[.E39]-1" office:value-type="percentage" office:value="0.0151941393138786" calcext:value-type="percentage">
            <text:p>1.5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822856502701173" calcext:value-type="float">
            <text:p>0.8229</text:p>
          </table:table-cell>
          <table:table-cell table:style-name="ce24" office:value-type="float" office:value="0.794996288192958" calcext:value-type="float">
            <text:p>0.7950</text:p>
          </table:table-cell>
          <table:table-cell table:style-name="ce25" table:formula="of:=[.J39]/[.K39]-1" office:value-type="percentage" office:value="0.0350444585993501" calcext:value-type="percentage">
            <text:p>3.5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39]" office:value-type="float" office:value="0.859763506500566" calcext:value-type="float">
            <text:p>0.8598</text:p>
          </table:table-cell>
          <table:table-cell table:style-name="ce24" table:formula="of:=[.J39]" office:value-type="float" office:value="0.822856502701173" calcext:value-type="float">
            <text:p>0.8229</text:p>
          </table:table-cell>
          <table:table-cell table:style-name="ce25" table:formula="of:=[.P39]/[.Q39]-1" office:value-type="percentage" office:value="0.0448522964553832" calcext:value-type="percentage">
            <text:p>4.4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896164438194524" calcext:value-type="float">
            <text:p>0.8962</text:p>
          </table:table-cell>
          <table:table-cell office:value-type="float" office:value="0.770864485149524" calcext:value-type="float">
            <text:p>0.7709</text:p>
          </table:table-cell>
          <table:table-cell table:style-name="ce25" table:formula="of:=[.D40]/[.E40]-1" office:value-type="percentage" office:value="0.16254472148979" calcext:value-type="percentage">
            <text:p>16.2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864860086842048" calcext:value-type="float">
            <text:p>0.8649</text:p>
          </table:table-cell>
          <table:table-cell table:style-name="ce24" office:value-type="float" office:value="0.77854247145559" calcext:value-type="float">
            <text:p>0.7785</text:p>
          </table:table-cell>
          <table:table-cell table:style-name="ce25" table:formula="of:=[.J40]/[.K40]-1" office:value-type="percentage" office:value="0.110870785539902" calcext:value-type="percentage">
            <text:p>11.0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0]" office:value-type="float" office:value="0.896164438194524" calcext:value-type="float">
            <text:p>0.8962</text:p>
          </table:table-cell>
          <table:table-cell table:style-name="ce24" table:formula="of:=[.J40]" office:value-type="float" office:value="0.864860086842048" calcext:value-type="float">
            <text:p>0.8649</text:p>
          </table:table-cell>
          <table:table-cell table:style-name="ce25" table:formula="of:=[.P40]/[.Q40]-1" office:value-type="percentage" office:value="0.0361958562185252" calcext:value-type="percentage">
            <text:p>3.62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office:value-type="float" office:value="0.745708059477383" calcext:value-type="float">
            <text:p>0.7457</text:p>
          </table:table-cell>
          <table:table-cell office:value-type="float" office:value="0.734906300442725" calcext:value-type="float">
            <text:p>0.7349</text:p>
          </table:table-cell>
          <table:table-cell table:style-name="ce25" table:formula="of:=[.D41]/[.E41]-1" office:value-type="percentage" office:value="0.0146981445500614" calcext:value-type="percentage">
            <text:p>1.47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626620773075469" calcext:value-type="float">
            <text:p>0.6266</text:p>
          </table:table-cell>
          <table:table-cell table:style-name="ce24" office:value-type="float" office:value="0.596993592496608" calcext:value-type="float">
            <text:p>0.5970</text:p>
          </table:table-cell>
          <table:table-cell table:style-name="ce25" table:formula="of:=[.J41]/[.K41]-1" office:value-type="percentage" office:value="0.049627300780501" calcext:value-type="percentage">
            <text:p>4.96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table:formula="of:=[.D41]" office:value-type="float" office:value="0.745708059477383" calcext:value-type="float">
            <text:p>0.7457</text:p>
          </table:table-cell>
          <table:table-cell table:style-name="ce24" table:formula="of:=[.J41]" office:value-type="float" office:value="0.626620773075469" calcext:value-type="float">
            <text:p>0.6266</text:p>
          </table:table-cell>
          <table:table-cell table:style-name="ce25" table:formula="of:=[.P41]/[.Q41]-1" office:value-type="percentage" office:value="0.190046821808078" calcext:value-type="percentage">
            <text:p>19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66874046745055" calcext:value-type="float">
            <text:p>0.7669</text:p>
          </table:table-cell>
          <table:table-cell office:value-type="float" office:value="0.675249055057998" calcext:value-type="float">
            <text:p>0.6752</text:p>
          </table:table-cell>
          <table:table-cell table:style-name="ce25" table:formula="of:=[.D42]/[.E42]-1" office:value-type="percentage" office:value="0.135690662579583" calcext:value-type="percentage">
            <text:p>13.5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723341569666426" calcext:value-type="float">
            <text:p>0.7233</text:p>
          </table:table-cell>
          <table:table-cell table:style-name="ce24" office:value-type="float" office:value="0.673067461231301" calcext:value-type="float">
            <text:p>0.6731</text:p>
          </table:table-cell>
          <table:table-cell table:style-name="ce25" table:formula="of:=[.J42]/[.K42]-1" office:value-type="percentage" office:value="0.074694011122086" calcext:value-type="percentage">
            <text:p>7.4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2]" office:value-type="float" office:value="0.766874046745055" calcext:value-type="float">
            <text:p>0.7669</text:p>
          </table:table-cell>
          <table:table-cell table:style-name="ce24" table:formula="of:=[.J42]" office:value-type="float" office:value="0.723341569666426" calcext:value-type="float">
            <text:p>0.7233</text:p>
          </table:table-cell>
          <table:table-cell table:style-name="ce25" table:formula="of:=[.P42]/[.Q42]-1" office:value-type="percentage" office:value="0.0601824627591971" calcext:value-type="percentage">
            <text:p>6.0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56508231961672" calcext:value-type="float">
            <text:p>0.7565</text:p>
          </table:table-cell>
          <table:table-cell office:value-type="float" office:value="0.671927085563176" calcext:value-type="float">
            <text:p>0.6719</text:p>
          </table:table-cell>
          <table:table-cell table:style-name="ce25" table:formula="of:=[.D43]/[.E43]-1" office:value-type="percentage" office:value="0.125878459457553" calcext:value-type="percentage">
            <text:p>12.5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706448684026012" calcext:value-type="float">
            <text:p>0.7064</text:p>
          </table:table-cell>
          <table:table-cell table:style-name="ce24" office:value-type="float" office:value="0.654975943608092" calcext:value-type="float">
            <text:p>0.6550</text:p>
          </table:table-cell>
          <table:table-cell table:style-name="ce25" table:formula="of:=[.J43]/[.K43]-1" office:value-type="percentage" office:value="0.0785872228136657" calcext:value-type="percentage">
            <text:p>7.8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3]" office:value-type="float" office:value="0.756508231961672" calcext:value-type="float">
            <text:p>0.7565</text:p>
          </table:table-cell>
          <table:table-cell table:style-name="ce24" table:formula="of:=[.J43]" office:value-type="float" office:value="0.706448684026012" calcext:value-type="float">
            <text:p>0.7064</text:p>
          </table:table-cell>
          <table:table-cell table:style-name="ce25" table:formula="of:=[.P43]/[.Q43]-1" office:value-type="percentage" office:value="0.0708608410880935" calcext:value-type="percentage">
            <text:p>7.0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672079560147168" calcext:value-type="float">
            <text:p>0.6721</text:p>
          </table:table-cell>
          <table:table-cell office:value-type="float" office:value="0.673139979489467" calcext:value-type="float">
            <text:p>0.6731</text:p>
          </table:table-cell>
          <table:table-cell table:style-name="ce25" table:formula="of:=[.D44]/[.E44]-1" office:value-type="percentage" office:value="-0.0015753325825385" calcext:value-type="percentage">
            <text:p>-0.1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640314698704505" calcext:value-type="float">
            <text:p>0.6403</text:p>
          </table:table-cell>
          <table:table-cell table:style-name="ce24" office:value-type="float" office:value="0.60414143642445" calcext:value-type="float">
            <text:p>0.6041</text:p>
          </table:table-cell>
          <table:table-cell table:style-name="ce25" table:formula="of:=[.J44]/[.K44]-1" office:value-type="percentage" office:value="0.0598754862671609" calcext:value-type="percentage">
            <text:p>5.9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4]" office:value-type="float" office:value="0.672079560147168" calcext:value-type="float">
            <text:p>0.6721</text:p>
          </table:table-cell>
          <table:table-cell table:style-name="ce24" table:formula="of:=[.J44]" office:value-type="float" office:value="0.640314698704505" calcext:value-type="float">
            <text:p>0.6403</text:p>
          </table:table-cell>
          <table:table-cell table:style-name="ce25" table:formula="of:=[.P44]/[.Q44]-1" office:value-type="percentage" office:value="0.0496082028210976" calcext:value-type="percentage">
            <text:p>4.9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606621123490258" calcext:value-type="float">
            <text:p>0.6066</text:p>
          </table:table-cell>
          <table:table-cell office:value-type="float" office:value="0.547880981547613" calcext:value-type="float">
            <text:p>0.5479</text:p>
          </table:table-cell>
          <table:table-cell table:style-name="ce25" table:formula="of:=[.D45]/[.E45]-1" office:value-type="percentage" office:value="0.107213325377202" calcext:value-type="percentage">
            <text:p>10.7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52465922488901" calcext:value-type="float">
            <text:p>0.5247</text:p>
          </table:table-cell>
          <table:table-cell table:style-name="ce24" office:value-type="float" office:value="0.499968436912565" calcext:value-type="float">
            <text:p>0.5000</text:p>
          </table:table-cell>
          <table:table-cell table:style-name="ce25" table:formula="of:=[.J45]/[.K45]-1" office:value-type="percentage" office:value="0.0493846934196827" calcext:value-type="percentage">
            <text:p>4.9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45]" office:value-type="float" office:value="0.606621123490258" calcext:value-type="float">
            <text:p>0.6066</text:p>
          </table:table-cell>
          <table:table-cell table:style-name="ce24" table:formula="of:=[.J45]" office:value-type="float" office:value="0.52465922488901" calcext:value-type="float">
            <text:p>0.5247</text:p>
          </table:table-cell>
          <table:table-cell table:style-name="ce25" table:formula="of:=[.P45]/[.Q45]-1" office:value-type="percentage" office:value="0.156219303336536" calcext:value-type="percentage">
            <text:p>15.62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office:value-type="float" office:value="0.606903422224171" calcext:value-type="float">
            <text:p>0.6069</text:p>
          </table:table-cell>
          <table:table-cell office:value-type="float" office:value="0.604875659253948" calcext:value-type="float">
            <text:p>0.6049</text:p>
          </table:table-cell>
          <table:table-cell table:style-name="ce25" table:formula="of:=[.D46]/[.E46]-1" office:value-type="percentage" office:value="0.0033523633150061" calcext:value-type="percentage">
            <text:p>0.34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518841889921253" calcext:value-type="float">
            <text:p>0.5188</text:p>
          </table:table-cell>
          <table:table-cell table:style-name="ce24" office:value-type="float" office:value="0.530961604519389" calcext:value-type="float">
            <text:p>0.5310</text:p>
          </table:table-cell>
          <table:table-cell table:style-name="ce25" table:formula="of:=[.J46]/[.K46]-1" office:value-type="percentage" office:value="-0.0228259717745625" calcext:value-type="percentage">
            <text:p>-2.2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table:formula="of:=[.D46]" office:value-type="float" office:value="0.606903422224171" calcext:value-type="float">
            <text:p>0.6069</text:p>
          </table:table-cell>
          <table:table-cell table:style-name="ce24" table:formula="of:=[.J46]" office:value-type="float" office:value="0.518841889921253" calcext:value-type="float">
            <text:p>0.5188</text:p>
          </table:table-cell>
          <table:table-cell table:style-name="ce25" table:formula="of:=[.P46]/[.Q46]-1" office:value-type="percentage" office:value="0.169727105720557" calcext:value-type="percentage">
            <text:p>16.9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60024019395663" calcext:value-type="float">
            <text:p>0.7600</text:p>
          </table:table-cell>
          <table:table-cell office:value-type="float" office:value="0.705913499222225" calcext:value-type="float">
            <text:p>0.7059</text:p>
          </table:table-cell>
          <table:table-cell table:style-name="ce25" table:formula="of:=[.D47]/[.E47]-1" office:value-type="percentage" office:value="0.0766531880082431" calcext:value-type="percentage">
            <text:p>7.6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690012691463964" calcext:value-type="float">
            <text:p>0.6900</text:p>
          </table:table-cell>
          <table:table-cell table:style-name="ce24" office:value-type="float" office:value="0.673952991369315" calcext:value-type="float">
            <text:p>0.6740</text:p>
          </table:table-cell>
          <table:table-cell table:style-name="ce25" table:formula="of:=[.J47]/[.K47]-1" office:value-type="percentage" office:value="0.0238291101906374" calcext:value-type="percentage">
            <text:p>2.3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47]" office:value-type="float" office:value="0.760024019395663" calcext:value-type="float">
            <text:p>0.7600</text:p>
          </table:table-cell>
          <table:table-cell table:style-name="ce24" table:formula="of:=[.J47]" office:value-type="float" office:value="0.690012691463964" calcext:value-type="float">
            <text:p>0.6900</text:p>
          </table:table-cell>
          <table:table-cell table:style-name="ce25" table:formula="of:=[.P47]/[.Q47]-1" office:value-type="percentage" office:value="0.10146382638725" calcext:value-type="percentage">
            <text:p>10.1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64036801577581" calcext:value-type="float">
            <text:p>0.7640</text:p>
          </table:table-cell>
          <table:table-cell office:value-type="float" office:value="0.722320762505914" calcext:value-type="float">
            <text:p>0.7223</text:p>
          </table:table-cell>
          <table:table-cell table:style-name="ce25" table:formula="of:=[.D48]/[.E48]-1" office:value-type="percentage" office:value="0.0577527896705383" calcext:value-type="percentage">
            <text:p>5.7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714638882662816" calcext:value-type="float">
            <text:p>0.7146</text:p>
          </table:table-cell>
          <table:table-cell table:style-name="ce24" office:value-type="float" office:value="0.673052729905052" calcext:value-type="float">
            <text:p>0.6731</text:p>
          </table:table-cell>
          <table:table-cell table:style-name="ce25" table:formula="of:=[.J48]/[.K48]-1" office:value-type="percentage" office:value="0.0617873621337672" calcext:value-type="percentage">
            <text:p>6.1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48]" office:value-type="float" office:value="0.764036801577581" calcext:value-type="float">
            <text:p>0.7640</text:p>
          </table:table-cell>
          <table:table-cell table:style-name="ce24" table:formula="of:=[.J48]" office:value-type="float" office:value="0.714638882662816" calcext:value-type="float">
            <text:p>0.7146</text:p>
          </table:table-cell>
          <table:table-cell table:style-name="ce25" table:formula="of:=[.P48]/[.Q48]-1" office:value-type="percentage" office:value="0.0691229096445234" calcext:value-type="percentage">
            <text:p>6.9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622993722992496" calcext:value-type="float">
            <text:p>0.6230</text:p>
          </table:table-cell>
          <table:table-cell office:value-type="float" office:value="0.621351626528057" calcext:value-type="float">
            <text:p>0.6214</text:p>
          </table:table-cell>
          <table:table-cell table:style-name="ce25" table:formula="of:=[.D49]/[.E49]-1" office:value-type="percentage" office:value="0.00264278130824991" calcext:value-type="percentage">
            <text:p>0.2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584271560283245" calcext:value-type="float">
            <text:p>0.5843</text:p>
          </table:table-cell>
          <table:table-cell table:style-name="ce24" office:value-type="float" office:value="0.545832464783442" calcext:value-type="float">
            <text:p>0.5458</text:p>
          </table:table-cell>
          <table:table-cell table:style-name="ce25" table:formula="of:=[.J49]/[.K49]-1" office:value-type="percentage" office:value="0.0704228824407753" calcext:value-type="percentage">
            <text:p>7.0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49]" office:value-type="float" office:value="0.622993722992496" calcext:value-type="float">
            <text:p>0.6230</text:p>
          </table:table-cell>
          <table:table-cell table:style-name="ce24" table:formula="of:=[.J49]" office:value-type="float" office:value="0.584271560283245" calcext:value-type="float">
            <text:p>0.5843</text:p>
          </table:table-cell>
          <table:table-cell table:style-name="ce25" table:formula="of:=[.P49]/[.Q49]-1" office:value-type="percentage" office:value="0.066274255571295" calcext:value-type="percentage">
            <text:p>6.6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489845550331188" calcext:value-type="float">
            <text:p>0.4898</text:p>
          </table:table-cell>
          <table:table-cell office:value-type="float" office:value="0.467954518655641" calcext:value-type="float">
            <text:p>0.4680</text:p>
          </table:table-cell>
          <table:table-cell table:style-name="ce25" table:formula="of:=[.D50]/[.E50]-1" office:value-type="percentage" office:value="0.0467802549239964" calcext:value-type="percentage">
            <text:p>4.6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433150129762368" calcext:value-type="float">
            <text:p>0.4332</text:p>
          </table:table-cell>
          <table:table-cell table:style-name="ce24" office:value-type="float" office:value="0.352673348474606" calcext:value-type="float">
            <text:p>0.3527</text:p>
          </table:table-cell>
          <table:table-cell table:style-name="ce25" table:formula="of:=[.J50]/[.K50]-1" office:value-type="percentage" office:value="0.228190708585842" calcext:value-type="percentage">
            <text:p>22.8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0]" office:value-type="float" office:value="0.489845550331188" calcext:value-type="float">
            <text:p>0.4898</text:p>
          </table:table-cell>
          <table:table-cell table:style-name="ce24" table:formula="of:=[.J50]" office:value-type="float" office:value="0.433150129762368" calcext:value-type="float">
            <text:p>0.4332</text:p>
          </table:table-cell>
          <table:table-cell table:style-name="ce25" table:formula="of:=[.P50]/[.Q50]-1" office:value-type="percentage" office:value="0.130890923661789" calcext:value-type="percentage">
            <text:p>13.09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office:value-type="float" office:value="0.523059015572952" calcext:value-type="float">
            <text:p>0.5231</text:p>
          </table:table-cell>
          <table:table-cell office:value-type="float" office:value="0.525708506802187" calcext:value-type="float">
            <text:p>0.5257</text:p>
          </table:table-cell>
          <table:table-cell table:style-name="ce25" table:formula="of:=[.D51]/[.E51]-1" office:value-type="percentage" office:value="-0.00503984849960193" calcext:value-type="percentage">
            <text:p>-0.5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443303196778012" calcext:value-type="float">
            <text:p>0.4433</text:p>
          </table:table-cell>
          <table:table-cell table:style-name="ce24" office:value-type="float" office:value="0.457822949372619" calcext:value-type="float">
            <text:p>0.4578</text:p>
          </table:table-cell>
          <table:table-cell table:style-name="ce25" table:formula="of:=[.J51]/[.K51]-1" office:value-type="percentage" office:value="-0.0317147766718647" calcext:value-type="percentage">
            <text:p>-3.1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table:formula="of:=[.D51]" office:value-type="float" office:value="0.523059015572952" calcext:value-type="float">
            <text:p>0.5231</text:p>
          </table:table-cell>
          <table:table-cell table:style-name="ce24" table:formula="of:=[.J51]" office:value-type="float" office:value="0.443303196778012" calcext:value-type="float">
            <text:p>0.4433</text:p>
          </table:table-cell>
          <table:table-cell table:style-name="ce25" table:formula="of:=[.P51]/[.Q51]-1" office:value-type="percentage" office:value="0.179912573098088" calcext:value-type="percentage">
            <text:p>17.9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29657694779679" calcext:value-type="float">
            <text:p>0.7297</text:p>
          </table:table-cell>
          <table:table-cell office:value-type="float" office:value="0.670800237754478" calcext:value-type="float">
            <text:p>0.6708</text:p>
          </table:table-cell>
          <table:table-cell table:style-name="ce25" table:formula="of:=[.D52]/[.E52]-1" office:value-type="percentage" office:value="0.0877421528981981" calcext:value-type="percentage">
            <text:p>8.7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629409493661395" calcext:value-type="float">
            <text:p>0.6294</text:p>
          </table:table-cell>
          <table:table-cell table:style-name="ce24" office:value-type="float" office:value="0.632882358190282" calcext:value-type="float">
            <text:p>0.6329</text:p>
          </table:table-cell>
          <table:table-cell table:style-name="ce25" table:formula="of:=[.J52]/[.K52]-1" office:value-type="percentage" office:value="-0.00548737768393115" calcext:value-type="percentage">
            <text:p>-0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table:formula="of:=[.D52]" office:value-type="float" office:value="0.729657694779679" calcext:value-type="float">
            <text:p>0.7297</text:p>
          </table:table-cell>
          <table:table-cell table:style-name="ce24" table:formula="of:=[.J52]" office:value-type="float" office:value="0.629409493661395" calcext:value-type="float">
            <text:p>0.6294</text:p>
          </table:table-cell>
          <table:table-cell table:style-name="ce25" table:formula="of:=[.P52]/[.Q52]-1" office:value-type="percentage" office:value="0.159273417588796" calcext:value-type="percentage">
            <text:p>15.9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77199051465529" calcext:value-type="float">
            <text:p>0.7772</text:p>
          </table:table-cell>
          <table:table-cell office:value-type="float" office:value="0.713879158934913" calcext:value-type="float">
            <text:p>0.7139</text:p>
          </table:table-cell>
          <table:table-cell table:style-name="ce25" table:formula="of:=[.D53]/[.E53]-1" office:value-type="percentage" office:value="0.0886983346384385" calcext:value-type="percentage">
            <text:p>8.8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695570926518156" calcext:value-type="float">
            <text:p>0.6956</text:p>
          </table:table-cell>
          <table:table-cell table:style-name="ce24" office:value-type="float" office:value="0.678626553001102" calcext:value-type="float">
            <text:p>0.6786</text:p>
          </table:table-cell>
          <table:table-cell table:style-name="ce25" table:formula="of:=[.J53]/[.K53]-1" office:value-type="percentage" office:value="0.0249686273578902" calcext:value-type="percentage">
            <text:p>2.5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table:formula="of:=[.D53]" office:value-type="float" office:value="0.777199051465529" calcext:value-type="float">
            <text:p>0.7772</text:p>
          </table:table-cell>
          <table:table-cell table:style-name="ce24" table:formula="of:=[.J53]" office:value-type="float" office:value="0.695570926518156" calcext:value-type="float">
            <text:p>0.6956</text:p>
          </table:table-cell>
          <table:table-cell table:style-name="ce25" table:formula="of:=[.P53]/[.Q53]-1" office:value-type="percentage" office:value="0.117354135768701" calcext:value-type="percentage">
            <text:p>11.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557991832745729" calcext:value-type="float">
            <text:p>0.5580</text:p>
          </table:table-cell>
          <table:table-cell office:value-type="float" office:value="0.55565213285777" calcext:value-type="float">
            <text:p>0.5557</text:p>
          </table:table-cell>
          <table:table-cell table:style-name="ce25" table:formula="of:=[.D54]/[.E54]-1" office:value-type="percentage" office:value="0.00421072780900844" calcext:value-type="percentage">
            <text:p>0.4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507366418546446" calcext:value-type="float">
            <text:p>0.5074</text:p>
          </table:table-cell>
          <table:table-cell table:style-name="ce24" office:value-type="float" office:value="0.485807398106032" calcext:value-type="float">
            <text:p>0.4858</text:p>
          </table:table-cell>
          <table:table-cell table:style-name="ce25" table:formula="of:=[.J54]/[.K54]-1" office:value-type="percentage" office:value="0.044377711258544" calcext:value-type="percentage">
            <text:p>4.4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table:formula="of:=[.D54]" office:value-type="float" office:value="0.557991832745729" calcext:value-type="float">
            <text:p>0.5580</text:p>
          </table:table-cell>
          <table:table-cell table:style-name="ce24" table:formula="of:=[.J54]" office:value-type="float" office:value="0.507366418546446" calcext:value-type="float">
            <text:p>0.5074</text:p>
          </table:table-cell>
          <table:table-cell table:style-name="ce25" table:formula="of:=[.P54]/[.Q54]-1" office:value-type="percentage" office:value="0.0997807745028134" calcext:value-type="percentage">
            <text:p>9.9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427149717154935" calcext:value-type="float">
            <text:p>0.4271</text:p>
          </table:table-cell>
          <table:table-cell office:value-type="float" office:value="0.388843702506977" calcext:value-type="float">
            <text:p>0.3888</text:p>
          </table:table-cell>
          <table:table-cell table:style-name="ce25" table:formula="of:=[.D55]/[.E55]-1" office:value-type="percentage" office:value="0.0985126270555217" calcext:value-type="percentage">
            <text:p>9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388851594853809" calcext:value-type="float">
            <text:p>0.3889</text:p>
          </table:table-cell>
          <table:table-cell table:style-name="ce24" office:value-type="float" office:value="0.331803641271891" calcext:value-type="float">
            <text:p>0.3318</text:p>
          </table:table-cell>
          <table:table-cell table:style-name="ce25" table:formula="of:=[.J55]/[.K55]-1" office:value-type="percentage" office:value="0.171932873802223" calcext:value-type="percentage">
            <text:p>17.1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table:formula="of:=[.D55]" office:value-type="float" office:value="0.427149717154935" calcext:value-type="float">
            <text:p>0.4271</text:p>
          </table:table-cell>
          <table:table-cell table:style-name="ce24" table:formula="of:=[.J55]" office:value-type="float" office:value="0.388851594853809" calcext:value-type="float">
            <text:p>0.3889</text:p>
          </table:table-cell>
          <table:table-cell table:style-name="ce25" table:formula="of:=[.P55]/[.Q55]-1" office:value-type="percentage" office:value="0.0984903310362515" calcext:value-type="percentage">
            <text:p>9.85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05088261031733" calcext:value-type="float">
            <text:p>0.7051</text:p>
          </table:table-cell>
          <table:table-cell table:formula="of:=AVERAGE([.E36:.E55])" office:value-type="float" office:value="0.656041555641771" calcext:value-type="float">
            <text:p>0.6560</text:p>
          </table:table-cell>
          <table:table-cell table:style-name="ce25" table:formula="of:=[.D56]/[.E56]-1" office:value-type="percentage" office:value="0.0747615832688859" calcext:value-type="percentage">
            <text:p>7.48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644214329220374" calcext:value-type="float">
            <text:p>0.6442</text:p>
          </table:table-cell>
          <table:table-cell table:style-name="ce24" table:formula="of:=AVERAGE([.K36:.K55])" office:value-type="float" office:value="0.609132637614896" calcext:value-type="float">
            <text:p>0.6091</text:p>
          </table:table-cell>
          <table:table-cell table:style-name="ce25" table:formula="of:=[.J56]/[.K56]-1" office:value-type="percentage" office:value="0.0575928614543524" calcext:value-type="percentage">
            <text:p>5.76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[.D56]" office:value-type="float" office:value="0.705088261031733" calcext:value-type="float">
            <text:p>0.7051</text:p>
          </table:table-cell>
          <table:table-cell table:style-name="ce24" table:formula="of:=[.J56]" office:value-type="float" office:value="0.644214329220374" calcext:value-type="float">
            <text:p>0.6442</text:p>
          </table:table-cell>
          <table:table-cell table:style-name="ce25" table:formula="of:=[.P56]/[.Q56]-1" office:value-type="percentage" office:value="0.0944932905870439" calcext:value-type="percentage">
            <text:p>9.45%</text:p>
          </table:table-cell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2T13:56:36.601277958</dc:date>
    <meta:editing-duration>PT12H2M41S</meta:editing-duration>
    <meta:editing-cycles>208</meta:editing-cycles>
    <meta:generator>LibreOffice/7.3.7.2$Linux_X86_64 LibreOffice_project/30$Build-2</meta:generator>
    <meta:document-statistic meta:table-count="4" meta:cell-count="228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51cm" svg:y="0.321cm" chart:style-name="ch2">
          <text:p>Ridge</text:p>
        </chart:title>
        <chart:subtitle svg:x="5.737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31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62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319047237214873">
                <text:p>0.319047237214873</text:p>
                <draw:g>
                  <svg:desc>similarity_scores.E7:similarity_scores.E11</svg:desc>
                </draw:g>
              </table:table-cell>
              <table:table-cell office:value-type="float" office:value="0.797566964766113">
                <text:p>0.797566964766113</text:p>
                <draw:g>
                  <svg:desc>similarity_scores.E27:similarity_scores.E31</svg:desc>
                </draw:g>
              </table:table-cell>
              <table:table-cell office:value-type="float" office:value="0.567824559719647">
                <text:p>0.567824559719647</text:p>
                <draw:g>
                  <svg:desc>similarity_scores.E47:similarity_scores.E51</svg:desc>
                </draw:g>
              </table:table-cell>
              <table:table-cell office:value-type="float" office:value="0.68056189771111">
                <text:p>0.68056189771111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76224064052082">
                <text:p>0.776224064052082</text:p>
              </table:table-cell>
              <table:table-cell office:value-type="float" office:value="0.865506900311224">
                <text:p>0.865506900311224</text:p>
              </table:table-cell>
              <table:table-cell office:value-type="float" office:value="0.685271557276444">
                <text:p>0.685271557276444</text:p>
              </table:table-cell>
              <table:table-cell office:value-type="float" office:value="0.789579239507233">
                <text:p>0.789579239507233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906084126117895">
                <text:p>0.906084126117895</text:p>
              </table:table-cell>
              <table:table-cell office:value-type="float" office:value="0.849858584174774">
                <text:p>0.849858584174774</text:p>
              </table:table-cell>
              <table:table-cell office:value-type="float" office:value="0.702867719570965">
                <text:p>0.702867719570965</text:p>
              </table:table-cell>
              <table:table-cell office:value-type="float" office:value="0.789651216692934">
                <text:p>0.789651216692934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94170660084155">
                <text:p>0.794170660084155</text:p>
              </table:table-cell>
              <table:table-cell office:value-type="float" office:value="0.827646836452229">
                <text:p>0.827646836452229</text:p>
              </table:table-cell>
              <table:table-cell office:value-type="float" office:value="0.560860041845991">
                <text:p>0.560860041845991</text:p>
              </table:table-cell>
              <table:table-cell office:value-type="float" office:value="0.718054245162466">
                <text:p>0.718054245162466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73972623173307">
                <text:p>0.473972623173307</text:p>
              </table:table-cell>
              <table:table-cell office:value-type="float" office:value="0.6630462674761">
                <text:p>0.6630462674761</text:p>
              </table:table-cell>
              <table:table-cell office:value-type="float" office:value="0.556499281702677">
                <text:p>0.556499281702677</text:p>
              </table:table-cell>
              <table:table-cell office:value-type="float" office:value="0.525815424263298">
                <text:p>0.525815424263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2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21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87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317166138986681">
                <text:p>0.317166138986681</text:p>
                <draw:g>
                  <svg:desc>similarity_scores.E17:similarity_scores.E21</svg:desc>
                </draw:g>
              </table:table-cell>
              <table:table-cell office:value-type="float" office:value="0.791990916504036">
                <text:p>0.791990916504036</text:p>
                <draw:g>
                  <svg:desc>similarity_scores.E37:similarity_scores.E41</svg:desc>
                </draw:g>
              </table:table-cell>
              <table:table-cell office:value-type="float" office:value="0.568797216762621">
                <text:p>0.568797216762621</text:p>
                <draw:g>
                  <svg:desc>similarity_scores.E57:similarity_scores.E61</svg:desc>
                </draw:g>
              </table:table-cell>
              <table:table-cell office:value-type="float" office:value="0.687172185087927">
                <text:p>0.687172185087927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64414954953065">
                <text:p>0.764414954953065</text:p>
              </table:table-cell>
              <table:table-cell office:value-type="float" office:value="0.815362316222221">
                <text:p>0.815362316222221</text:p>
              </table:table-cell>
              <table:table-cell office:value-type="float" office:value="0.682652834496453">
                <text:p>0.682652834496453</text:p>
              </table:table-cell>
              <table:table-cell office:value-type="float" office:value="0.791769623846452">
                <text:p>0.791769623846452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38794772092195">
                <text:p>0.838794772092195</text:p>
              </table:table-cell>
              <table:table-cell office:value-type="float" office:value="0.873171976198441">
                <text:p>0.873171976198441</text:p>
              </table:table-cell>
              <table:table-cell office:value-type="float" office:value="0.713481792331079">
                <text:p>0.713481792331079</text:p>
              </table:table-cell>
              <table:table-cell office:value-type="float" office:value="0.798899500187992">
                <text:p>0.798899500187992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85214283203602">
                <text:p>0.785214283203602</text:p>
              </table:table-cell>
              <table:table-cell office:value-type="float" office:value="0.789374584476508">
                <text:p>0.789374584476508</text:p>
              </table:table-cell>
              <table:table-cell office:value-type="float" office:value="0.561204734414997">
                <text:p>0.561204734414997</text:p>
              </table:table-cell>
              <table:table-cell office:value-type="float" office:value="0.723444737723211">
                <text:p>0.723444737723211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68358868427103">
                <text:p>0.468358868427103</text:p>
              </table:table-cell>
              <table:table-cell office:value-type="float" office:value="0.663073091650973">
                <text:p>0.663073091650973</text:p>
              </table:table-cell>
              <table:table-cell office:value-type="float" office:value="0.586406180003634">
                <text:p>0.586406180003634</text:p>
              </table:table-cell>
              <table:table-cell office:value-type="float" office:value="0.524472221051085">
                <text:p>0.524472221051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.026cm" svg:height="7.659cm">
          <chart:coordinate-region svg:x="2.508cm" svg:y="0.379cm" svg:width="10.708cm" svg:height="6.536cm"/>
          <chart:axis chart:dimension="x" chart:name="primary-x" chart:style-name="ch4" chartooo:axis-type="auto">
            <chartooo:date-scale/>
            <chart:title svg:x="6.083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627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51cm" svg:y="0.321cm" chart:style-name="ch2">
          <text:p>Ridge</text:p>
        </chart:title>
        <chart:subtitle svg:x="5.737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31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62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278890198314754">
                <text:p>0.278890198314754</text:p>
                <draw:g>
                  <svg:desc>similarity_scores.E2:similarity_scores.E6</svg:desc>
                </draw:g>
              </table:table-cell>
              <table:table-cell office:value-type="float" office:value="0.654288314584136">
                <text:p>0.654288314584136</text:p>
                <draw:g>
                  <svg:desc>similarity_scores.E22:similarity_scores.E26</svg:desc>
                </draw:g>
              </table:table-cell>
              <table:table-cell office:value-type="float" office:value="0.518057213238963">
                <text:p>0.518057213238963</text:p>
                <draw:g>
                  <svg:desc>similarity_scores.E42:similarity_scores.E46</svg:desc>
                </draw:g>
              </table:table-cell>
              <table:table-cell office:value-type="float" office:value="0.615323531458459">
                <text:p>0.615323531458459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641981732901715">
                <text:p>0.641981732901715</text:p>
              </table:table-cell>
              <table:table-cell office:value-type="float" office:value="0.793083890382025">
                <text:p>0.793083890382025</text:p>
              </table:table-cell>
              <table:table-cell office:value-type="float" office:value="0.61753229195573">
                <text:p>0.61753229195573</text:p>
              </table:table-cell>
              <table:table-cell office:value-type="float" office:value="0.711262954423315">
                <text:p>0.71126295442331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5835920154016">
                <text:p>0.75835920154016</text:p>
              </table:table-cell>
              <table:table-cell office:value-type="float" office:value="0.787313109798966">
                <text:p>0.787313109798966</text:p>
              </table:table-cell>
              <table:table-cell office:value-type="float" office:value="0.652851192756422">
                <text:p>0.652851192756422</text:p>
              </table:table-cell>
              <table:table-cell office:value-type="float" office:value="0.729435253033621">
                <text:p>0.729435253033621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697274376580253">
                <text:p>0.697274376580253</text:p>
              </table:table-cell>
              <table:table-cell office:value-type="float" office:value="0.740577986416113">
                <text:p>0.740577986416113</text:p>
              </table:table-cell>
              <table:table-cell office:value-type="float" office:value="0.506738747088687">
                <text:p>0.506738747088687</text:p>
              </table:table-cell>
              <table:table-cell office:value-type="float" office:value="0.637135509552052">
                <text:p>0.637135509552052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29100695211091">
                <text:p>0.429100695211091</text:p>
              </table:table-cell>
              <table:table-cell office:value-type="float" office:value="0.553630182787275">
                <text:p>0.553630182787275</text:p>
              </table:table-cell>
              <table:table-cell office:value-type="float" office:value="0.48257882957404">
                <text:p>0.48257882957404</text:p>
              </table:table-cell>
              <table:table-cell office:value-type="float" office:value="0.465803278051888">
                <text:p>0.4658032780518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2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21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87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312684329443468">
                <text:p>0.312684329443468</text:p>
                <draw:g>
                  <svg:desc>similarity_scores.E12:similarity_scores.E16</svg:desc>
                </draw:g>
              </table:table-cell>
              <table:table-cell office:value-type="float" office:value="0.701961696256604">
                <text:p>0.701961696256604</text:p>
                <draw:g>
                  <svg:desc>similarity_scores.E32:similarity_scores.E36</svg:desc>
                </draw:g>
              </table:table-cell>
              <table:table-cell office:value-type="float" office:value="0.503879344238365">
                <text:p>0.503879344238365</text:p>
                <draw:g>
                  <svg:desc>similarity_scores.E52:similarity_scores.E56</svg:desc>
                </draw:g>
              </table:table-cell>
              <table:table-cell office:value-type="float" office:value="0.576993761171721">
                <text:p>0.576993761171721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39880621298554">
                <text:p>0.739880621298554</text:p>
              </table:table-cell>
              <table:table-cell office:value-type="float" office:value="0.803121253190242">
                <text:p>0.803121253190242</text:p>
              </table:table-cell>
              <table:table-cell office:value-type="float" office:value="0.595008333796917">
                <text:p>0.595008333796917</text:p>
              </table:table-cell>
              <table:table-cell office:value-type="float" office:value="0.688862772089341">
                <text:p>0.688862772089341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4439563225214">
                <text:p>0.84439563225214</text:p>
              </table:table-cell>
              <table:table-cell office:value-type="float" office:value="0.874587905079266">
                <text:p>0.874587905079266</text:p>
              </table:table-cell>
              <table:table-cell office:value-type="float" office:value="0.703020300520874">
                <text:p>0.703020300520874</text:p>
              </table:table-cell>
              <table:table-cell office:value-type="float" office:value="0.775777495955858">
                <text:p>0.775777495955858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81920856663885">
                <text:p>0.781920856663885</text:p>
              </table:table-cell>
              <table:table-cell office:value-type="float" office:value="0.803158381827499">
                <text:p>0.803158381827499</text:p>
              </table:table-cell>
              <table:table-cell office:value-type="float" office:value="0.527484667770331">
                <text:p>0.527484667770331</text:p>
              </table:table-cell>
              <table:table-cell office:value-type="float" office:value="0.637273614395385">
                <text:p>0.637273614395385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468631720469817">
                <text:p>0.468631720469817</text:p>
              </table:table-cell>
              <table:table-cell office:value-type="float" office:value="0.614789891343101">
                <text:p>0.614789891343101</text:p>
              </table:table-cell>
              <table:table-cell office:value-type="float" office:value="0.457491574545551">
                <text:p>0.457491574545551</text:p>
              </table:table-cell>
              <table:table-cell office:value-type="float" office:value="0.367254199434066">
                <text:p>0.3672541994340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2BD2630A236200AA.png" xlink:type="simple" xlink:show="embed" xlink:actuate="onLoad"/>
    <draw:fill-image draw:name="ChartBitmap_20_69" draw:display-name="ChartBitmap 69" xlink:href="Pictures/1000000000000008000000082BD2630A236200AA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52E2E390C7EAB70.png" xlink:type="simple" xlink:show="embed" xlink:actuate="onLoad"/>
    <draw:fill-image draw:name="ChartBitmap_20_71" draw:display-name="ChartBitmap 71" xlink:href="Pictures/100000000000000800000008D469A22D40EC1428.png" xlink:type="simple" xlink:show="embed" xlink:actuate="onLoad"/>
    <draw:fill-image draw:name="ChartBitmap_20_72" draw:display-name="ChartBitmap 72" xlink:href="Pictures/100000000000000800000008D469A22D40EC1428.png" xlink:type="simple" xlink:show="embed" xlink:actuate="onLoad"/>
    <draw:fill-image draw:name="ChartBitmap_20_73" draw:display-name="ChartBitmap 73" xlink:href="Pictures/1000000000000008000000088DC8D5ECBF6A8B93.png" xlink:type="simple" xlink:show="embed" xlink:actuate="onLoad"/>
    <draw:fill-image draw:name="ChartBitmap_20_74" draw:display-name="ChartBitmap 74" xlink:href="Pictures/100000000000000800000008FFE9C95953E9F99F.png" xlink:type="simple" xlink:show="embed" xlink:actuate="onLoad"/>
    <draw:fill-image draw:name="ChartBitmap_20_75" draw:display-name="ChartBitmap 75" xlink:href="Pictures/100000000000000800000008352E2E390C7EAB70.png" xlink:type="simple" xlink:show="embed" xlink:actuate="onLoad"/>
    <draw:fill-image draw:name="ChartBitmap_20_76" draw:display-name="ChartBitmap 76" xlink:href="Pictures/100000000000000800000008D469A22D40EC1428.png" xlink:type="simple" xlink:show="embed" xlink:actuate="onLoad"/>
    <draw:fill-image draw:name="ChartBitmap_20_77" draw:display-name="ChartBitmap 77" xlink:href="Pictures/1000000000000008000000088DC8D5ECBF6A8B93.png" xlink:type="simple" xlink:show="embed" xlink:actuate="onLoad"/>
    <draw:fill-image draw:name="ChartBitmap_20_78" draw:display-name="ChartBitmap 78" xlink:href="Pictures/100000000000000800000008FFE9C95953E9F99F.png" xlink:type="simple" xlink:show="embed" xlink:actuate="onLoad"/>
    <draw:fill-image draw:name="ChartBitmap_20_79" draw:display-name="ChartBitmap 79" xlink:href="Pictures/100000000000000800000008352E2E390C7EAB70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D469A22D40EC1428.png" xlink:type="simple" xlink:show="embed" xlink:actuate="onLoad"/>
    <draw:fill-image draw:name="ChartBitmap_20_81" draw:display-name="ChartBitmap 81" xlink:href="Pictures/100000000000000800000008D4E46D25FD39BF83.png" xlink:type="simple" xlink:show="embed" xlink:actuate="onLoad"/>
    <draw:fill-image draw:name="ChartBitmap_20_82" draw:display-name="ChartBitmap 82" xlink:href="Pictures/1000000000000008000000080944901A42762024.png" xlink:type="simple" xlink:show="embed" xlink:actuate="onLoad"/>
    <draw:fill-image draw:name="ChartBitmap_20_83" draw:display-name="ChartBitmap 83" xlink:href="Pictures/100000000000000800000008499ACFC1FA0D5F2B.png" xlink:type="simple" xlink:show="embed" xlink:actuate="onLoad"/>
    <draw:fill-image draw:name="ChartBitmap_20_84" draw:display-name="ChartBitmap 84" xlink:href="Pictures/1000000000000008000000088DC8D5ECBF6A8B93.png" xlink:type="simple" xlink:show="embed" xlink:actuate="onLoad"/>
    <draw:fill-image draw:name="ChartBitmap_20_85" draw:display-name="ChartBitmap 85" xlink:href="Pictures/100000000000000800000008FFE9C95953E9F99F.png" xlink:type="simple" xlink:show="embed" xlink:actuate="onLoad"/>
    <draw:fill-image draw:name="ChartBitmap_20_86" draw:display-name="ChartBitmap 86" xlink:href="Pictures/100000000000000800000008FFE9C95953E9F99F.png" xlink:type="simple" xlink:show="embed" xlink:actuate="onLoad"/>
    <draw:fill-image draw:name="ChartBitmap_20_87" draw:display-name="ChartBitmap 87" xlink:href="Pictures/1000000000000008000000082BD2630A236200AA.png" xlink:type="simple" xlink:show="embed" xlink:actuate="onLoad"/>
    <draw:fill-image draw:name="ChartBitmap_20_88" draw:display-name="ChartBitmap 88" xlink:href="Pictures/100000000000000800000008352E2E390C7EAB70.png" xlink:type="simple" xlink:show="embed" xlink:actuate="onLoad"/>
    <draw:fill-image draw:name="ChartBitmap_20_89" draw:display-name="ChartBitmap 89" xlink:href="Pictures/100000000000000800000008352E2E390C7EAB70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fill-image draw:name="ChartBitmap_20_90" draw:display-name="ChartBitmap 90" xlink:href="Pictures/100000000000000800000008471D131280963498.png" xlink:type="simple" xlink:show="embed" xlink:actuate="onLoad"/>
    <draw:fill-image draw:name="ChartBitmap_20_91" draw:display-name="ChartBitmap 91" xlink:href="Pictures/100000000000000800000008D469A22D40EC1428.png" xlink:type="simple" xlink:show="embed" xlink:actuate="onLoad"/>
    <draw:fill-image draw:name="ChartBitmap_20_92" draw:display-name="ChartBitmap 92" xlink:href="Pictures/100000000000000800000008D469A22D40EC1428.png" xlink:type="simple" xlink:show="embed" xlink:actuate="onLoad"/>
    <draw:fill-image draw:name="ChartBitmap_20_93" draw:display-name="ChartBitmap 93" xlink:href="Pictures/100000000000000800000008352E2E390C7EAB7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